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0年04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57953" table:style-name="ce57">
            <text:p>8,957,953</text:p>
          </table:table-cell>
          <table:table-cell office:value-type="float" office:value="23514196" table:style-name="ce58">
            <text:p>23,514,196</text:p>
          </table:table-cell>
          <table:table-cell office:value-type="float" office:value="11647873" table:style-name="ce58">
            <text:p>11,647,873</text:p>
          </table:table-cell>
          <table:table-cell office:value-type="float" office:value="11866323" table:style-name="ce59">
            <text:p>11,866,323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11858" table:style-name="ce57">
            <text:p>1,611,858</text:p>
          </table:table-cell>
          <table:table-cell office:value-type="float" office:value="4027730" table:style-name="ce62">
            <text:p>4,027,730</text:p>
          </table:table-cell>
          <table:table-cell office:value-type="float" office:value="1966503" table:style-name="ce62">
            <text:p>1,966,503</text:p>
          </table:table-cell>
          <table:table-cell office:value-type="float" office:value="2061227" table:style-name="ce59">
            <text:p>2,061,22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59691" table:style-name="ce57">
            <text:p>1,059,691</text:p>
          </table:table-cell>
          <table:table-cell office:value-type="float" office:value="2581006" table:style-name="ce62">
            <text:p>2,581,006</text:p>
          </table:table-cell>
          <table:table-cell office:value-type="float" office:value="1228167" table:style-name="ce62">
            <text:p>1,228,167</text:p>
          </table:table-cell>
          <table:table-cell office:value-type="float" office:value="1352839" table:style-name="ce59">
            <text:p>1,352,839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51778" table:style-name="ce57">
            <text:p>851,778</text:p>
          </table:table-cell>
          <table:table-cell office:value-type="float" office:value="2270971" table:style-name="ce62">
            <text:p>2,270,971</text:p>
          </table:table-cell>
          <table:table-cell office:value-type="float" office:value="1124819" table:style-name="ce62">
            <text:p>1,124,819</text:p>
          </table:table-cell>
          <table:table-cell office:value-type="float" office:value="1146152" table:style-name="ce59">
            <text:p>1,146,152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7906" table:style-name="ce57">
            <text:p>1,007,906</text:p>
          </table:table-cell>
          <table:table-cell office:value-type="float" office:value="2820979" table:style-name="ce62">
            <text:p>2,820,979</text:p>
          </table:table-cell>
          <table:table-cell office:value-type="float" office:value="1384963" table:style-name="ce62">
            <text:p>1,384,963</text:p>
          </table:table-cell>
          <table:table-cell office:value-type="float" office:value="1436016" table:style-name="ce59">
            <text:p>1,436,01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4931" table:style-name="ce57">
            <text:p>704,931</text:p>
          </table:table-cell>
          <table:table-cell office:value-type="float" office:value="1871224" table:style-name="ce62">
            <text:p>1,871,224</text:p>
          </table:table-cell>
          <table:table-cell office:value-type="float" office:value="931945" table:style-name="ce62">
            <text:p>931,945</text:p>
          </table:table-cell>
          <table:table-cell office:value-type="float" office:value="939279" table:style-name="ce59">
            <text:p>939,279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22045" table:style-name="ce57">
            <text:p>1,122,045</text:p>
          </table:table-cell>
          <table:table-cell office:value-type="float" office:value="2760028" table:style-name="ce61">
            <text:p>2,760,028</text:p>
          </table:table-cell>
          <table:table-cell office:value-type="float" office:value="1360832" table:style-name="ce62">
            <text:p>1,360,832</text:p>
          </table:table-cell>
          <table:table-cell office:value-type="float" office:value="1399196" table:style-name="ce59">
            <text:p>1,399,196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54418" table:style-name="ce57">
            <text:p>2,554,418</text:p>
          </table:table-cell>
          <table:table-cell office:value-type="float" office:value="7028530" table:style-name="ce61">
            <text:p>7,028,530</text:p>
          </table:table-cell>
          <table:table-cell office:value-type="float" office:value="3572870" table:style-name="ce62">
            <text:p>3,572,870</text:p>
          </table:table-cell>
          <table:table-cell office:value-type="float" office:value="3455660" table:style-name="ce59">
            <text:p>3,455,660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970" table:style-name="ce36">
            <text:p>172,970</text:p>
          </table:table-cell>
          <table:table-cell office:value-type="float" office:value="452355" table:style-name="ce37">
            <text:p>452,355</text:p>
          </table:table-cell>
          <table:table-cell office:value-type="float" office:value="227895" table:style-name="ce37">
            <text:p>227,895</text:p>
          </table:table-cell>
          <table:table-cell office:value-type="float" office:value="224460" table:style-name="ce37">
            <text:p>224,460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7230" table:style-name="ce36">
            <text:p>207,230</text:p>
          </table:table-cell>
          <table:table-cell office:value-type="float" office:value="572422" table:style-name="ce37">
            <text:p>572,422</text:p>
          </table:table-cell>
          <table:table-cell office:value-type="float" office:value="292161" table:style-name="ce37">
            <text:p>292,161</text:p>
          </table:table-cell>
          <table:table-cell office:value-type="float" office:value="280261" table:style-name="ce37">
            <text:p>280,261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4055" table:style-name="ce36">
            <text:p>194,055</text:p>
          </table:table-cell>
          <table:table-cell office:value-type="float" office:value="541226" table:style-name="ce37">
            <text:p>541,226</text:p>
          </table:table-cell>
          <table:table-cell office:value-type="float" office:value="278994" table:style-name="ce37">
            <text:p>278,994</text:p>
          </table:table-cell>
          <table:table-cell office:value-type="float" office:value="262232" table:style-name="ce37">
            <text:p>262,232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7314" table:style-name="ce36">
            <text:p>397,314</text:p>
          </table:table-cell>
          <table:table-cell office:value-type="float" office:value="1262673" table:style-name="ce37">
            <text:p>1,262,673</text:p>
          </table:table-cell>
          <table:table-cell office:value-type="float" office:value="641697" table:style-name="ce37">
            <text:p>641,697</text:p>
          </table:table-cell>
          <table:table-cell office:value-type="float" office:value="620976" table:style-name="ce37">
            <text:p>620,976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611" table:style-name="ce36">
            <text:p>179,611</text:p>
          </table:table-cell>
          <table:table-cell office:value-type="float" office:value="489148" table:style-name="ce37">
            <text:p>489,148</text:p>
          </table:table-cell>
          <table:table-cell office:value-type="float" office:value="249968" table:style-name="ce37">
            <text:p>249,968</text:p>
          </table:table-cell>
          <table:table-cell office:value-type="float" office:value="239180" table:style-name="ce37">
            <text:p>239,180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213" table:style-name="ce36">
            <text:p>244,213</text:p>
          </table:table-cell>
          <table:table-cell office:value-type="float" office:value="674622" table:style-name="ce37">
            <text:p>674,622</text:p>
          </table:table-cell>
          <table:table-cell office:value-type="float" office:value="348860" table:style-name="ce37">
            <text:p>348,860</text:p>
          </table:table-cell>
          <table:table-cell office:value-type="float" office:value="325762" table:style-name="ce37">
            <text:p>325,76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696" table:style-name="ce36">
            <text:p>184,696</text:p>
          </table:table-cell>
          <table:table-cell office:value-type="float" office:value="497641" table:style-name="ce37">
            <text:p>497,641</text:p>
          </table:table-cell>
          <table:table-cell office:value-type="float" office:value="258099" table:style-name="ce37">
            <text:p>258,099</text:p>
          </table:table-cell>
          <table:table-cell office:value-type="float" office:value="239542" table:style-name="ce37">
            <text:p>239,54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922" table:style-name="ce36">
            <text:p>291,922</text:p>
          </table:table-cell>
          <table:table-cell office:value-type="float" office:value="809765" table:style-name="ce37">
            <text:p>809,765</text:p>
          </table:table-cell>
          <table:table-cell office:value-type="float" office:value="412454" table:style-name="ce37">
            <text:p>412,454</text:p>
          </table:table-cell>
          <table:table-cell office:value-type="float" office:value="397311" table:style-name="ce37">
            <text:p>397,31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731" table:style-name="ce36">
            <text:p>83,731</text:p>
          </table:table-cell>
          <table:table-cell office:value-type="float" office:value="214599" table:style-name="ce55">
            <text:p>214,599</text:p>
          </table:table-cell>
          <table:table-cell office:value-type="float" office:value="110225" table:style-name="ce37">
            <text:p>110,225</text:p>
          </table:table-cell>
          <table:table-cell office:value-type="float" office:value="104374" table:style-name="ce37">
            <text:p>104,37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520" table:style-name="ce36">
            <text:p>127,520</text:p>
          </table:table-cell>
          <table:table-cell office:value-type="float" office:value="323441" table:style-name="ce37">
            <text:p>323,441</text:p>
          </table:table-cell>
          <table:table-cell office:value-type="float" office:value="163522" table:style-name="ce37">
            <text:p>163,522</text:p>
          </table:table-cell>
          <table:table-cell office:value-type="float" office:value="159919" table:style-name="ce37">
            <text:p>159,91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2063" table:style-name="ce36">
            <text:p>42,063</text:p>
          </table:table-cell>
          <table:table-cell office:value-type="float" office:value="105905" table:style-name="ce37">
            <text:p>105,905</text:p>
          </table:table-cell>
          <table:table-cell office:value-type="float" office:value="54464" table:style-name="ce37">
            <text:p>54,464</text:p>
          </table:table-cell>
          <table:table-cell office:value-type="float" office:value="51441" table:style-name="ce37">
            <text:p>51,4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765" table:style-name="ce36">
            <text:p>155,765</text:p>
          </table:table-cell>
          <table:table-cell office:value-type="float" office:value="367088" table:style-name="ce37">
            <text:p>367,088</text:p>
          </table:table-cell>
          <table:table-cell office:value-type="float" office:value="183039" table:style-name="ce37">
            <text:p>183,039</text:p>
          </table:table-cell>
          <table:table-cell office:value-type="float" office:value="184049" table:style-name="ce37">
            <text:p>184,0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2034" table:style-name="ce36">
            <text:p>172,034</text:p>
          </table:table-cell>
          <table:table-cell office:value-type="float" office:value="452229" table:style-name="ce37">
            <text:p>452,229</text:p>
          </table:table-cell>
          <table:table-cell office:value-type="float" office:value="223192" table:style-name="ce37">
            <text:p>223,192</text:p>
          </table:table-cell>
          <table:table-cell office:value-type="float" office:value="229037" table:style-name="ce37">
            <text:p>229,0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294" table:style-name="ce36">
            <text:p>101,294</text:p>
          </table:table-cell>
          <table:table-cell office:value-type="float" office:value="265416" table:style-name="ce37">
            <text:p>265,416</text:p>
          </table:table-cell>
          <table:table-cell office:value-type="float" office:value="128300" table:style-name="ce37">
            <text:p>128,300</text:p>
          </table:table-cell>
          <table:table-cell office:value-type="float" office:value="137116" table:style-name="ce37">
            <text:p>137,116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326" table:style-name="ce57">
            <text:p>45,326</text:p>
          </table:table-cell>
          <table:table-cell office:value-type="float" office:value="153728" table:style-name="ce61">
            <text:p>153,728</text:p>
          </table:table-cell>
          <table:table-cell office:value-type="float" office:value="77774" table:style-name="ce61">
            <text:p>77,774</text:p>
          </table:table-cell>
          <table:table-cell office:value-type="float" office:value="75954" table:style-name="ce61">
            <text:p>75,95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882" table:style-name="ce36">
            <text:p>41,882</text:p>
          </table:table-cell>
          <table:table-cell office:value-type="float" office:value="140325" table:style-name="ce37">
            <text:p>140,325</text:p>
          </table:table-cell>
          <table:table-cell office:value-type="float" office:value="70021" table:style-name="ce37">
            <text:p>70,021</text:p>
          </table:table-cell>
          <table:table-cell office:value-type="float" office:value="70304" table:style-name="ce37">
            <text:p>70,304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444" table:style-name="ce38">
            <text:p>3,444</text:p>
          </table:table-cell>
          <table:table-cell office:value-type="float" office:value="13403" table:style-name="ce39">
            <text:p>13,403</text:p>
          </table:table-cell>
          <table:table-cell office:value-type="float" office:value="7753" table:style-name="ce39">
            <text:p>7,753</text:p>
          </table:table-cell>
          <table:table-cell office:value-type="float" office:value="5650" table:style-name="ce39">
            <text:p>5,650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10年5月10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11858" table:style-name="ce82">
            <text:p>1,611,858</text:p>
          </table:table-cell>
          <table:table-cell office:value-type="float" office:value="4027730" table:style-name="ce79">
            <text:p>4,027,730</text:p>
          </table:table-cell>
          <table:table-cell office:value-type="float" office:value="1966503" table:style-name="ce79">
            <text:p>1,966,503</text:p>
          </table:table-cell>
          <table:table-cell office:value-type="float" office:value="2061227" table:style-name="ce83">
            <text:p>2,061,22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8481" table:style-name="ce9">
            <text:p>218,481</text:p>
          </table:table-cell>
          <table:table-cell office:value-type="float" office:value="556475" table:style-name="ce11">
            <text:p>556,475</text:p>
          </table:table-cell>
          <table:table-cell office:value-type="float" office:value="270434" table:style-name="ce11">
            <text:p>270,434</text:p>
          </table:table-cell>
          <table:table-cell office:value-type="float" office:value="286041" table:style-name="ce23">
            <text:p>286,04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901" table:style-name="ce9">
            <text:p>154,901</text:p>
          </table:table-cell>
          <table:table-cell office:value-type="float" office:value="384124" table:style-name="ce11">
            <text:p>384,124</text:p>
          </table:table-cell>
          <table:table-cell office:value-type="float" office:value="188344" table:style-name="ce11">
            <text:p>188,344</text:p>
          </table:table-cell>
          <table:table-cell office:value-type="float" office:value="195780" table:style-name="ce23">
            <text:p>195,78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9188" table:style-name="ce9">
            <text:p>169,188</text:p>
          </table:table-cell>
          <table:table-cell office:value-type="float" office:value="410032" table:style-name="ce11">
            <text:p>410,032</text:p>
          </table:table-cell>
          <table:table-cell office:value-type="float" office:value="198154" table:style-name="ce11">
            <text:p>198,154</text:p>
          </table:table-cell>
          <table:table-cell office:value-type="float" office:value="211878" table:style-name="ce23">
            <text:p>211,87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885" table:style-name="ce9">
            <text:p>91,885</text:p>
          </table:table-cell>
          <table:table-cell office:value-type="float" office:value="218836" table:style-name="ce11">
            <text:p>218,836</text:p>
          </table:table-cell>
          <table:table-cell office:value-type="float" office:value="103643" table:style-name="ce11">
            <text:p>103,643</text:p>
          </table:table-cell>
          <table:table-cell office:value-type="float" office:value="115193" table:style-name="ce23">
            <text:p>115,19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1767" table:style-name="ce9">
            <text:p>161,767</text:p>
          </table:table-cell>
          <table:table-cell office:value-type="float" office:value="423081" table:style-name="ce11">
            <text:p>423,081</text:p>
          </table:table-cell>
          <table:table-cell office:value-type="float" office:value="206127" table:style-name="ce11">
            <text:p>206,127</text:p>
          </table:table-cell>
          <table:table-cell office:value-type="float" office:value="216954" table:style-name="ce23">
            <text:p>216,9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551" table:style-name="ce9">
            <text:p>130,551</text:p>
          </table:table-cell>
          <table:table-cell office:value-type="float" office:value="302753" table:style-name="ce11">
            <text:p>302,753</text:p>
          </table:table-cell>
          <table:table-cell office:value-type="float" office:value="145117" table:style-name="ce11">
            <text:p>145,117</text:p>
          </table:table-cell>
          <table:table-cell office:value-type="float" office:value="157636" table:style-name="ce23">
            <text:p>157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84" table:style-name="ce9">
            <text:p>67,584</text:p>
          </table:table-cell>
          <table:table-cell office:value-type="float" office:value="182977" table:style-name="ce11">
            <text:p>182,977</text:p>
          </table:table-cell>
          <table:table-cell office:value-type="float" office:value="91148" table:style-name="ce11">
            <text:p>91,148</text:p>
          </table:table-cell>
          <table:table-cell office:value-type="float" office:value="91829" table:style-name="ce23">
            <text:p>91,8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2041" table:style-name="ce9">
            <text:p>32,041</text:p>
          </table:table-cell>
          <table:table-cell office:value-type="float" office:value="87739" table:style-name="ce11">
            <text:p>87,739</text:p>
          </table:table-cell>
          <table:table-cell office:value-type="float" office:value="43937" table:style-name="ce11">
            <text:p>43,937</text:p>
          </table:table-cell>
          <table:table-cell office:value-type="float" office:value="43802" table:style-name="ce23">
            <text:p>43,8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651" table:style-name="ce9">
            <text:p>44,651</text:p>
          </table:table-cell>
          <table:table-cell office:value-type="float" office:value="116755" table:style-name="ce11">
            <text:p>116,755</text:p>
          </table:table-cell>
          <table:table-cell office:value-type="float" office:value="58345" table:style-name="ce11">
            <text:p>58,345</text:p>
          </table:table-cell>
          <table:table-cell office:value-type="float" office:value="58410" table:style-name="ce23">
            <text:p>58,4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3735" table:style-name="ce9">
            <text:p>83,735</text:p>
          </table:table-cell>
          <table:table-cell office:value-type="float" office:value="184106" table:style-name="ce11">
            <text:p>184,106</text:p>
          </table:table-cell>
          <table:table-cell office:value-type="float" office:value="88014" table:style-name="ce11">
            <text:p>88,014</text:p>
          </table:table-cell>
          <table:table-cell office:value-type="float" office:value="96092" table:style-name="ce23">
            <text:p>96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523" table:style-name="ce9">
            <text:p>91,523</text:p>
          </table:table-cell>
          <table:table-cell office:value-type="float" office:value="205883" table:style-name="ce11">
            <text:p>205,883</text:p>
          </table:table-cell>
          <table:table-cell office:value-type="float" office:value="100167" table:style-name="ce11">
            <text:p>100,167</text:p>
          </table:table-cell>
          <table:table-cell office:value-type="float" office:value="105716" table:style-name="ce23">
            <text:p>105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8" table:style-name="ce9">
            <text:p>16,168</text:p>
          </table:table-cell>
          <table:table-cell office:value-type="float" office:value="38857" table:style-name="ce11">
            <text:p>38,857</text:p>
          </table:table-cell>
          <table:table-cell office:value-type="float" office:value="19605" table:style-name="ce11">
            <text:p>19,605</text:p>
          </table:table-cell>
          <table:table-cell office:value-type="float" office:value="19252" table:style-name="ce23">
            <text:p>19,2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885" table:style-name="ce9">
            <text:p>89,885</text:p>
          </table:table-cell>
          <table:table-cell office:value-type="float" office:value="238247" table:style-name="ce11">
            <text:p>238,247</text:p>
          </table:table-cell>
          <table:table-cell office:value-type="float" office:value="117105" table:style-name="ce11">
            <text:p>117,105</text:p>
          </table:table-cell>
          <table:table-cell office:value-type="float" office:value="121142" table:style-name="ce23">
            <text:p>121,1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693" table:style-name="ce9">
            <text:p>73,693</text:p>
          </table:table-cell>
          <table:table-cell office:value-type="float" office:value="202507" table:style-name="ce11">
            <text:p>202,507</text:p>
          </table:table-cell>
          <table:table-cell office:value-type="float" office:value="99077" table:style-name="ce11">
            <text:p>99,077</text:p>
          </table:table-cell>
          <table:table-cell office:value-type="float" office:value="103430" table:style-name="ce23">
            <text:p>103,4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951" table:style-name="ce9">
            <text:p>34,951</text:p>
          </table:table-cell>
          <table:table-cell office:value-type="float" office:value="89812" table:style-name="ce11">
            <text:p>89,812</text:p>
          </table:table-cell>
          <table:table-cell office:value-type="float" office:value="45128" table:style-name="ce11">
            <text:p>45,128</text:p>
          </table:table-cell>
          <table:table-cell office:value-type="float" office:value="44684" table:style-name="ce23">
            <text:p>44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11" table:style-name="ce9">
            <text:p>29,011</text:p>
          </table:table-cell>
          <table:table-cell office:value-type="float" office:value="78100" table:style-name="ce11">
            <text:p>78,100</text:p>
          </table:table-cell>
          <table:table-cell office:value-type="float" office:value="38531" table:style-name="ce11">
            <text:p>38,531</text:p>
          </table:table-cell>
          <table:table-cell office:value-type="float" office:value="39569" table:style-name="ce23">
            <text:p>39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9544" table:style-name="ce9">
            <text:p>49,544</text:p>
          </table:table-cell>
          <table:table-cell office:value-type="float" office:value="122561" table:style-name="ce11">
            <text:p>122,561</text:p>
          </table:table-cell>
          <table:table-cell office:value-type="float" office:value="59570" table:style-name="ce11">
            <text:p>59,570</text:p>
          </table:table-cell>
          <table:table-cell office:value-type="float" office:value="62991" table:style-name="ce23">
            <text:p>62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36" table:style-name="ce9">
            <text:p>9,836</text:p>
          </table:table-cell>
          <table:table-cell office:value-type="float" office:value="23768" table:style-name="ce11">
            <text:p>23,768</text:p>
          </table:table-cell>
          <table:table-cell office:value-type="float" office:value="11891" table:style-name="ce11">
            <text:p>11,891</text:p>
          </table:table-cell>
          <table:table-cell office:value-type="float" office:value="11877" table:style-name="ce23">
            <text:p>11,8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395" table:style-name="ce9">
            <text:p>3,395</text:p>
          </table:table-cell>
          <table:table-cell office:value-type="float" office:value="7493" table:style-name="ce11">
            <text:p>7,493</text:p>
          </table:table-cell>
          <table:table-cell office:value-type="float" office:value="4091" table:style-name="ce11">
            <text:p>4,091</text:p>
          </table:table-cell>
          <table:table-cell office:value-type="float" office:value="3402" table:style-name="ce23">
            <text:p>3,4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54" table:style-name="ce9">
            <text:p>2,554</text:p>
          </table:table-cell>
          <table:table-cell office:value-type="float" office:value="6689" table:style-name="ce11">
            <text:p>6,689</text:p>
          </table:table-cell>
          <table:table-cell office:value-type="float" office:value="3637" table:style-name="ce11">
            <text:p>3,637</text:p>
          </table:table-cell>
          <table:table-cell office:value-type="float" office:value="3052" table:style-name="ce23">
            <text:p>3,0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604" table:style-name="ce9">
            <text:p>9,604</text:p>
          </table:table-cell>
          <table:table-cell office:value-type="float" office:value="22498" table:style-name="ce11">
            <text:p>22,498</text:p>
          </table:table-cell>
          <table:table-cell office:value-type="float" office:value="11548" table:style-name="ce11">
            <text:p>11,548</text:p>
          </table:table-cell>
          <table:table-cell office:value-type="float" office:value="10950" table:style-name="ce23">
            <text:p>10,9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31" table:style-name="ce9">
            <text:p>4,231</text:p>
          </table:table-cell>
          <table:table-cell office:value-type="float" office:value="11367" table:style-name="ce11">
            <text:p>11,367</text:p>
          </table:table-cell>
          <table:table-cell office:value-type="float" office:value="5908" table:style-name="ce11">
            <text:p>5,908</text:p>
          </table:table-cell>
          <table:table-cell office:value-type="float" office:value="5459" table:style-name="ce23">
            <text:p>5,4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720" table:style-name="ce9">
            <text:p>15,720</text:p>
          </table:table-cell>
          <table:table-cell office:value-type="float" office:value="39731" table:style-name="ce11">
            <text:p>39,731</text:p>
          </table:table-cell>
          <table:table-cell office:value-type="float" office:value="19811" table:style-name="ce11">
            <text:p>19,811</text:p>
          </table:table-cell>
          <table:table-cell office:value-type="float" office:value="19920" table:style-name="ce23">
            <text:p>19,9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40" table:style-name="ce9">
            <text:p>2,240</text:p>
          </table:table-cell>
          <table:table-cell office:value-type="float" office:value="4379" table:style-name="ce11">
            <text:p>4,379</text:p>
          </table:table-cell>
          <table:table-cell office:value-type="float" office:value="2446" table:style-name="ce11">
            <text:p>2,446</text:p>
          </table:table-cell>
          <table:table-cell office:value-type="float" office:value="1933" table:style-name="ce23">
            <text:p>1,9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05" table:style-name="ce9">
            <text:p>3,705</text:p>
          </table:table-cell>
          <table:table-cell office:value-type="float" office:value="8370" table:style-name="ce11">
            <text:p>8,370</text:p>
          </table:table-cell>
          <table:table-cell office:value-type="float" office:value="4548" table:style-name="ce11">
            <text:p>4,548</text:p>
          </table:table-cell>
          <table:table-cell office:value-type="float" office:value="3822" table:style-name="ce23">
            <text:p>3,8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4" table:style-name="ce9">
            <text:p>4,344</text:p>
          </table:table-cell>
          <table:table-cell office:value-type="float" office:value="11689" table:style-name="ce11">
            <text:p>11,689</text:p>
          </table:table-cell>
          <table:table-cell office:value-type="float" office:value="5971" table:style-name="ce11">
            <text:p>5,971</text:p>
          </table:table-cell>
          <table:table-cell office:value-type="float" office:value="5718" table:style-name="ce23">
            <text:p>5,71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13" table:style-name="ce9">
            <text:p>7,213</text:p>
          </table:table-cell>
          <table:table-cell office:value-type="float" office:value="21016" table:style-name="ce11">
            <text:p>21,016</text:p>
          </table:table-cell>
          <table:table-cell office:value-type="float" office:value="10322" table:style-name="ce11">
            <text:p>10,322</text:p>
          </table:table-cell>
          <table:table-cell office:value-type="float" office:value="10694" table:style-name="ce23">
            <text:p>10,6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8" table:style-name="ce9">
            <text:p>7,548</text:p>
          </table:table-cell>
          <table:table-cell office:value-type="float" office:value="21554" table:style-name="ce11">
            <text:p>21,554</text:p>
          </table:table-cell>
          <table:table-cell office:value-type="float" office:value="10776" table:style-name="ce11">
            <text:p>10,776</text:p>
          </table:table-cell>
          <table:table-cell office:value-type="float" office:value="10778" table:style-name="ce23">
            <text:p>10,778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09" table:style-name="ce16">
            <text:p>1,909</text:p>
          </table:table-cell>
          <table:table-cell office:value-type="float" office:value="6331" table:style-name="ce18">
            <text:p>6,331</text:p>
          </table:table-cell>
          <table:table-cell office:value-type="float" office:value="3108" table:style-name="ce18">
            <text:p>3,108</text:p>
          </table:table-cell>
          <table:table-cell office:value-type="float" office:value="3223" table:style-name="ce19">
            <text:p>3,223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59691" table:style-name="ce71">
            <text:p>1,059,691</text:p>
          </table:table-cell>
          <table:table-cell office:value-type="float" office:value="2581006" table:style-name="ce79">
            <text:p>2,581,006</text:p>
          </table:table-cell>
          <table:table-cell office:value-type="float" office:value="1228167" table:style-name="ce79">
            <text:p>1,228,167</text:p>
          </table:table-cell>
          <table:table-cell office:value-type="float" office:value="1352839" table:style-name="ce73">
            <text:p>1,352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784" table:style-name="ce52">
            <text:p>80,784</text:p>
          </table:table-cell>
          <table:table-cell office:value-type="float" office:value="198603" table:style-name="ce11">
            <text:p>198,603</text:p>
          </table:table-cell>
          <table:table-cell office:value-type="float" office:value="92767" table:style-name="ce11">
            <text:p>92,767</text:p>
          </table:table-cell>
          <table:table-cell office:value-type="float" office:value="105836" table:style-name="ce10">
            <text:p>105,8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8538" table:style-name="ce52">
            <text:p>88,538</text:p>
          </table:table-cell>
          <table:table-cell office:value-type="float" office:value="212559" table:style-name="ce11">
            <text:p>212,559</text:p>
          </table:table-cell>
          <table:table-cell office:value-type="float" office:value="100923" table:style-name="ce11">
            <text:p>100,923</text:p>
          </table:table-cell>
          <table:table-cell office:value-type="float" office:value="111636" table:style-name="ce10">
            <text:p>111,6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0800" table:style-name="ce52">
            <text:p>120,800</text:p>
          </table:table-cell>
          <table:table-cell office:value-type="float" office:value="299823" table:style-name="ce11">
            <text:p>299,823</text:p>
          </table:table-cell>
          <table:table-cell office:value-type="float" office:value="139592" table:style-name="ce11">
            <text:p>139,592</text:p>
          </table:table-cell>
          <table:table-cell office:value-type="float" office:value="160231" table:style-name="ce10">
            <text:p>160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571" table:style-name="ce52">
            <text:p>100,571</text:p>
          </table:table-cell>
          <table:table-cell office:value-type="float" office:value="221679" table:style-name="ce11">
            <text:p>221,679</text:p>
          </table:table-cell>
          <table:table-cell office:value-type="float" office:value="102668" table:style-name="ce11">
            <text:p>102,668</text:p>
          </table:table-cell>
          <table:table-cell office:value-type="float" office:value="119011" table:style-name="ce10">
            <text:p>119,0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691" table:style-name="ce52">
            <text:p>65,691</text:p>
          </table:table-cell>
          <table:table-cell office:value-type="float" office:value="154461" table:style-name="ce11">
            <text:p>154,461</text:p>
          </table:table-cell>
          <table:table-cell office:value-type="float" office:value="73471" table:style-name="ce11">
            <text:p>73,471</text:p>
          </table:table-cell>
          <table:table-cell office:value-type="float" office:value="80990" table:style-name="ce10">
            <text:p>80,9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340" table:style-name="ce52">
            <text:p>52,340</text:p>
          </table:table-cell>
          <table:table-cell office:value-type="float" office:value="123334" table:style-name="ce11">
            <text:p>123,334</text:p>
          </table:table-cell>
          <table:table-cell office:value-type="float" office:value="59715" table:style-name="ce11">
            <text:p>59,715</text:p>
          </table:table-cell>
          <table:table-cell office:value-type="float" office:value="63619" table:style-name="ce10">
            <text:p>63,6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192" table:style-name="ce52">
            <text:p>79,192</text:p>
          </table:table-cell>
          <table:table-cell office:value-type="float" office:value="181044" table:style-name="ce11">
            <text:p>181,044</text:p>
          </table:table-cell>
          <table:table-cell office:value-type="float" office:value="88532" table:style-name="ce11">
            <text:p>88,532</text:p>
          </table:table-cell>
          <table:table-cell office:value-type="float" office:value="92512" table:style-name="ce10">
            <text:p>92,5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24" table:style-name="ce52">
            <text:p>107,724</text:p>
          </table:table-cell>
          <table:table-cell office:value-type="float" office:value="266439" table:style-name="ce11">
            <text:p>266,439</text:p>
          </table:table-cell>
          <table:table-cell office:value-type="float" office:value="127265" table:style-name="ce11">
            <text:p>127,265</text:p>
          </table:table-cell>
          <table:table-cell office:value-type="float" office:value="139174" table:style-name="ce10">
            <text:p>139,1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7955" table:style-name="ce52">
            <text:p>47,955</text:p>
          </table:table-cell>
          <table:table-cell office:value-type="float" office:value="117777" table:style-name="ce11">
            <text:p>117,777</text:p>
          </table:table-cell>
          <table:table-cell office:value-type="float" office:value="57388" table:style-name="ce11">
            <text:p>57,388</text:p>
          </table:table-cell>
          <table:table-cell office:value-type="float" office:value="60389" table:style-name="ce10">
            <text:p>60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10026" table:style-name="ce52">
            <text:p>110,026</text:p>
          </table:table-cell>
          <table:table-cell office:value-type="float" office:value="280785" table:style-name="ce11">
            <text:p>280,785</text:p>
          </table:table-cell>
          <table:table-cell office:value-type="float" office:value="133752" table:style-name="ce11">
            <text:p>133,752</text:p>
          </table:table-cell>
          <table:table-cell office:value-type="float" office:value="147033" table:style-name="ce10">
            <text:p>147,0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7910" table:style-name="ce52">
            <text:p>107,910</text:p>
          </table:table-cell>
          <table:table-cell office:value-type="float" office:value="275823" table:style-name="ce11">
            <text:p>275,823</text:p>
          </table:table-cell>
          <table:table-cell office:value-type="float" office:value="132837" table:style-name="ce11">
            <text:p>132,837</text:p>
          </table:table-cell>
          <table:table-cell office:value-type="float" office:value="142986" table:style-name="ce10">
            <text:p>142,986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160" table:style-name="ce53">
            <text:p>98,160</text:p>
          </table:table-cell>
          <table:table-cell office:value-type="float" office:value="248679" table:style-name="ce18">
            <text:p>248,679</text:p>
          </table:table-cell>
          <table:table-cell office:value-type="float" office:value="119257" table:style-name="ce18">
            <text:p>119,257</text:p>
          </table:table-cell>
          <table:table-cell office:value-type="float" office:value="129422" table:style-name="ce17">
            <text:p>129,422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51778" table:style-name="ce71">
            <text:p>851,778</text:p>
          </table:table-cell>
          <table:table-cell office:value-type="float" office:value="2270971" table:style-name="ce79">
            <text:p>2,270,971</text:p>
          </table:table-cell>
          <table:table-cell office:value-type="float" office:value="1124819" table:style-name="ce79">
            <text:p>1,124,819</text:p>
          </table:table-cell>
          <table:table-cell office:value-type="float" office:value="1146152" table:style-name="ce83">
            <text:p>1,146,15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9193" table:style-name="ce52">
            <text:p>179,193</text:p>
          </table:table-cell>
          <table:table-cell office:value-type="float" office:value="458405" table:style-name="ce11">
            <text:p>458,405</text:p>
          </table:table-cell>
          <table:table-cell office:value-type="float" office:value="221394" table:style-name="ce11">
            <text:p>221,394</text:p>
          </table:table-cell>
          <table:table-cell office:value-type="float" office:value="237011" table:style-name="ce23">
            <text:p>237,01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2367" table:style-name="ce52">
            <text:p>162,367</text:p>
          </table:table-cell>
          <table:table-cell office:value-type="float" office:value="422635" table:style-name="ce11">
            <text:p>422,635</text:p>
          </table:table-cell>
          <table:table-cell office:value-type="float" office:value="206989" table:style-name="ce11">
            <text:p>206,989</text:p>
          </table:table-cell>
          <table:table-cell office:value-type="float" office:value="215646" table:style-name="ce23">
            <text:p>215,64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201" table:style-name="ce52">
            <text:p>34,201</text:p>
          </table:table-cell>
          <table:table-cell office:value-type="float" office:value="95352" table:style-name="ce11">
            <text:p>95,352</text:p>
          </table:table-cell>
          <table:table-cell office:value-type="float" office:value="48431" table:style-name="ce11">
            <text:p>48,431</text:p>
          </table:table-cell>
          <table:table-cell office:value-type="float" office:value="46921" table:style-name="ce23">
            <text:p>46,92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3311" table:style-name="ce52">
            <text:p>63,311</text:p>
          </table:table-cell>
          <table:table-cell office:value-type="float" office:value="175795" table:style-name="ce11">
            <text:p>175,795</text:p>
          </table:table-cell>
          <table:table-cell office:value-type="float" office:value="88178" table:style-name="ce11">
            <text:p>88,178</text:p>
          </table:table-cell>
          <table:table-cell office:value-type="float" office:value="87617" table:style-name="ce23">
            <text:p>87,61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509" table:style-name="ce52">
            <text:p>61,509</text:p>
          </table:table-cell>
          <table:table-cell office:value-type="float" office:value="166800" table:style-name="ce11">
            <text:p>166,800</text:p>
          </table:table-cell>
          <table:table-cell office:value-type="float" office:value="82514" table:style-name="ce11">
            <text:p>82,514</text:p>
          </table:table-cell>
          <table:table-cell office:value-type="float" office:value="84286" table:style-name="ce23">
            <text:p>84,28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847" table:style-name="ce52">
            <text:p>35,847</text:p>
          </table:table-cell>
          <table:table-cell office:value-type="float" office:value="93857" table:style-name="ce11">
            <text:p>93,857</text:p>
          </table:table-cell>
          <table:table-cell office:value-type="float" office:value="47749" table:style-name="ce11">
            <text:p>47,749</text:p>
          </table:table-cell>
          <table:table-cell office:value-type="float" office:value="46108" table:style-name="ce23">
            <text:p>46,1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6439" table:style-name="ce52">
            <text:p>66,439</text:p>
          </table:table-cell>
          <table:table-cell office:value-type="float" office:value="165141" table:style-name="ce11">
            <text:p>165,141</text:p>
          </table:table-cell>
          <table:table-cell office:value-type="float" office:value="81885" table:style-name="ce11">
            <text:p>81,885</text:p>
          </table:table-cell>
          <table:table-cell office:value-type="float" office:value="83256" table:style-name="ce23">
            <text:p>83,25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724" table:style-name="ce52">
            <text:p>76,724</text:p>
          </table:table-cell>
          <table:table-cell office:value-type="float" office:value="209234" table:style-name="ce11">
            <text:p>209,234</text:p>
          </table:table-cell>
          <table:table-cell office:value-type="float" office:value="104009" table:style-name="ce11">
            <text:p>104,009</text:p>
          </table:table-cell>
          <table:table-cell office:value-type="float" office:value="105225" table:style-name="ce23">
            <text:p>105,225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337" table:style-name="ce52">
            <text:p>44,337</text:p>
          </table:table-cell>
          <table:table-cell office:value-type="float" office:value="124366" table:style-name="ce11">
            <text:p>124,366</text:p>
          </table:table-cell>
          <table:table-cell office:value-type="float" office:value="61958" table:style-name="ce11">
            <text:p>61,958</text:p>
          </table:table-cell>
          <table:table-cell office:value-type="float" office:value="62408" table:style-name="ce23">
            <text:p>62,40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1448" table:style-name="ce52">
            <text:p>81,448</text:p>
          </table:table-cell>
          <table:table-cell office:value-type="float" office:value="228609" table:style-name="ce11">
            <text:p>228,609</text:p>
          </table:table-cell>
          <table:table-cell office:value-type="float" office:value="113131" table:style-name="ce11">
            <text:p>113,131</text:p>
          </table:table-cell>
          <table:table-cell office:value-type="float" office:value="115478" table:style-name="ce23">
            <text:p>115,47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378" table:style-name="ce52">
            <text:p>17,378</text:p>
          </table:table-cell>
          <table:table-cell office:value-type="float" office:value="49250" table:style-name="ce11">
            <text:p>49,250</text:p>
          </table:table-cell>
          <table:table-cell office:value-type="float" office:value="26168" table:style-name="ce11">
            <text:p>26,168</text:p>
          </table:table-cell>
          <table:table-cell office:value-type="float" office:value="23082" table:style-name="ce23">
            <text:p>23,0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173" table:style-name="ce52">
            <text:p>25,173</text:p>
          </table:table-cell>
          <table:table-cell office:value-type="float" office:value="69182" table:style-name="ce11">
            <text:p>69,182</text:p>
          </table:table-cell>
          <table:table-cell office:value-type="float" office:value="35769" table:style-name="ce11">
            <text:p>35,769</text:p>
          </table:table-cell>
          <table:table-cell office:value-type="float" office:value="33413" table:style-name="ce23">
            <text:p>33,413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1" table:style-name="ce53">
            <text:p>3,851</text:p>
          </table:table-cell>
          <table:table-cell office:value-type="float" office:value="12345" table:style-name="ce18">
            <text:p>12,345</text:p>
          </table:table-cell>
          <table:table-cell office:value-type="float" office:value="6644" table:style-name="ce18">
            <text:p>6,644</text:p>
          </table:table-cell>
          <table:table-cell office:value-type="float" office:value="5701" table:style-name="ce19">
            <text:p>5,701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0年04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7906" table:style-name="ce71">
            <text:p>1,007,906</text:p>
          </table:table-cell>
          <table:table-cell office:value-type="float" office:value="2820979" table:style-name="ce79">
            <text:p>2,820,979</text:p>
          </table:table-cell>
          <table:table-cell office:value-type="float" office:value="1384963" table:style-name="ce79">
            <text:p>1,384,963</text:p>
          </table:table-cell>
          <table:table-cell office:value-type="float" office:value="1436016" table:style-name="ce73">
            <text:p>1,436,01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55" table:style-name="ce52">
            <text:p>7,955</text:p>
          </table:table-cell>
          <table:table-cell office:value-type="float" office:value="18049" table:style-name="ce11">
            <text:p>18,049</text:p>
          </table:table-cell>
          <table:table-cell office:value-type="float" office:value="8930" table:style-name="ce11">
            <text:p>8,930</text:p>
          </table:table-cell>
          <table:table-cell office:value-type="float" office:value="9119" table:style-name="ce10">
            <text:p>9,11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940" table:style-name="ce52">
            <text:p>28,940</text:p>
          </table:table-cell>
          <table:table-cell office:value-type="float" office:value="75646" table:style-name="ce11">
            <text:p>75,646</text:p>
          </table:table-cell>
          <table:table-cell office:value-type="float" office:value="37406" table:style-name="ce11">
            <text:p>37,406</text:p>
          </table:table-cell>
          <table:table-cell office:value-type="float" office:value="38240" table:style-name="ce10">
            <text:p>38,240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393" table:style-name="ce52">
            <text:p>50,393</text:p>
          </table:table-cell>
          <table:table-cell office:value-type="float" office:value="126654" table:style-name="ce11">
            <text:p>126,654</text:p>
          </table:table-cell>
          <table:table-cell office:value-type="float" office:value="60499" table:style-name="ce11">
            <text:p>60,499</text:p>
          </table:table-cell>
          <table:table-cell office:value-type="float" office:value="66155" table:style-name="ce10">
            <text:p>66,155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83" table:style-name="ce52">
            <text:p>46,383</text:p>
          </table:table-cell>
          <table:table-cell office:value-type="float" office:value="114318" table:style-name="ce11">
            <text:p>114,318</text:p>
          </table:table-cell>
          <table:table-cell office:value-type="float" office:value="54138" table:style-name="ce11">
            <text:p>54,138</text:p>
          </table:table-cell>
          <table:table-cell office:value-type="float" office:value="60180" table:style-name="ce10">
            <text:p>60,180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728" table:style-name="ce52">
            <text:p>60,728</text:p>
          </table:table-cell>
          <table:table-cell office:value-type="float" office:value="146096" table:style-name="ce11">
            <text:p>146,096</text:p>
          </table:table-cell>
          <table:table-cell office:value-type="float" office:value="69600" table:style-name="ce11">
            <text:p>69,600</text:p>
          </table:table-cell>
          <table:table-cell office:value-type="float" office:value="76496" table:style-name="ce10">
            <text:p>76,496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0378" table:style-name="ce52">
            <text:p>90,378</text:p>
          </table:table-cell>
          <table:table-cell office:value-type="float" office:value="231700" table:style-name="ce11">
            <text:p>231,700</text:p>
          </table:table-cell>
          <table:table-cell office:value-type="float" office:value="110918" table:style-name="ce11">
            <text:p>110,918</text:p>
          </table:table-cell>
          <table:table-cell office:value-type="float" office:value="120782" table:style-name="ce10">
            <text:p>120,78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7399" table:style-name="ce52">
            <text:p>67,399</text:p>
          </table:table-cell>
          <table:table-cell office:value-type="float" office:value="176796" table:style-name="ce11">
            <text:p>176,796</text:p>
          </table:table-cell>
          <table:table-cell office:value-type="float" office:value="84322" table:style-name="ce11">
            <text:p>84,322</text:p>
          </table:table-cell>
          <table:table-cell office:value-type="float" office:value="92474" table:style-name="ce10">
            <text:p>92,474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8929" table:style-name="ce52">
            <text:p>108,929</text:p>
          </table:table-cell>
          <table:table-cell office:value-type="float" office:value="289104" table:style-name="ce11">
            <text:p>289,104</text:p>
          </table:table-cell>
          <table:table-cell office:value-type="float" office:value="137913" table:style-name="ce11">
            <text:p>137,913</text:p>
          </table:table-cell>
          <table:table-cell office:value-type="float" office:value="151191" table:style-name="ce10">
            <text:p>151,19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258" table:style-name="ce52">
            <text:p>55,258</text:p>
          </table:table-cell>
          <table:table-cell office:value-type="float" office:value="165745" table:style-name="ce11">
            <text:p>165,745</text:p>
          </table:table-cell>
          <table:table-cell office:value-type="float" office:value="81645" table:style-name="ce11">
            <text:p>81,645</text:p>
          </table:table-cell>
          <table:table-cell office:value-type="float" office:value="84100" table:style-name="ce10">
            <text:p>84,1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492" table:style-name="ce52">
            <text:p>17,492</text:p>
          </table:table-cell>
          <table:table-cell office:value-type="float" office:value="48948" table:style-name="ce11">
            <text:p>48,948</text:p>
          </table:table-cell>
          <table:table-cell office:value-type="float" office:value="25054" table:style-name="ce11">
            <text:p>25,054</text:p>
          </table:table-cell>
          <table:table-cell office:value-type="float" office:value="23894" table:style-name="ce10">
            <text:p>23,89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891" table:style-name="ce52">
            <text:p>23,891</text:p>
          </table:table-cell>
          <table:table-cell office:value-type="float" office:value="75953" table:style-name="ce11">
            <text:p>75,953</text:p>
          </table:table-cell>
          <table:table-cell office:value-type="float" office:value="38101" table:style-name="ce11">
            <text:p>38,101</text:p>
          </table:table-cell>
          <table:table-cell office:value-type="float" office:value="37852" table:style-name="ce10">
            <text:p>37,85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558" table:style-name="ce52">
            <text:p>29,558</text:p>
          </table:table-cell>
          <table:table-cell office:value-type="float" office:value="88163" table:style-name="ce11">
            <text:p>88,163</text:p>
          </table:table-cell>
          <table:table-cell office:value-type="float" office:value="45004" table:style-name="ce11">
            <text:p>45,004</text:p>
          </table:table-cell>
          <table:table-cell office:value-type="float" office:value="43159" table:style-name="ce10">
            <text:p>43,1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469" table:style-name="ce52">
            <text:p>31,469</text:p>
          </table:table-cell>
          <table:table-cell office:value-type="float" office:value="95304" table:style-name="ce11">
            <text:p>95,304</text:p>
          </table:table-cell>
          <table:table-cell office:value-type="float" office:value="47934" table:style-name="ce11">
            <text:p>47,934</text:p>
          </table:table-cell>
          <table:table-cell office:value-type="float" office:value="47370" table:style-name="ce10">
            <text:p>47,3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151" table:style-name="ce52">
            <text:p>19,151</text:p>
          </table:table-cell>
          <table:table-cell office:value-type="float" office:value="59432" table:style-name="ce11">
            <text:p>59,432</text:p>
          </table:table-cell>
          <table:table-cell office:value-type="float" office:value="29760" table:style-name="ce11">
            <text:p>29,760</text:p>
          </table:table-cell>
          <table:table-cell office:value-type="float" office:value="29672" table:style-name="ce10">
            <text:p>29,6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844" table:style-name="ce52">
            <text:p>16,844</text:p>
          </table:table-cell>
          <table:table-cell office:value-type="float" office:value="54236" table:style-name="ce11">
            <text:p>54,236</text:p>
          </table:table-cell>
          <table:table-cell office:value-type="float" office:value="27432" table:style-name="ce11">
            <text:p>27,432</text:p>
          </table:table-cell>
          <table:table-cell office:value-type="float" office:value="26804" table:style-name="ce10">
            <text:p>26,80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28" table:style-name="ce52">
            <text:p>20,228</text:p>
          </table:table-cell>
          <table:table-cell office:value-type="float" office:value="65288" table:style-name="ce11">
            <text:p>65,288</text:p>
          </table:table-cell>
          <table:table-cell office:value-type="float" office:value="33266" table:style-name="ce11">
            <text:p>33,266</text:p>
          </table:table-cell>
          <table:table-cell office:value-type="float" office:value="32022" table:style-name="ce10">
            <text:p>32,02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616" table:style-name="ce52">
            <text:p>37,616</text:p>
          </table:table-cell>
          <table:table-cell office:value-type="float" office:value="109225" table:style-name="ce11">
            <text:p>109,225</text:p>
          </table:table-cell>
          <table:table-cell office:value-type="float" office:value="53817" table:style-name="ce11">
            <text:p>53,817</text:p>
          </table:table-cell>
          <table:table-cell office:value-type="float" office:value="55408" table:style-name="ce10">
            <text:p>55,40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685" table:style-name="ce52">
            <text:p>30,685</text:p>
          </table:table-cell>
          <table:table-cell office:value-type="float" office:value="95694" table:style-name="ce11">
            <text:p>95,694</text:p>
          </table:table-cell>
          <table:table-cell office:value-type="float" office:value="47554" table:style-name="ce11">
            <text:p>47,554</text:p>
          </table:table-cell>
          <table:table-cell office:value-type="float" office:value="48140" table:style-name="ce10">
            <text:p>48,14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63" table:style-name="ce52">
            <text:p>7,763</text:p>
          </table:table-cell>
          <table:table-cell office:value-type="float" office:value="23940" table:style-name="ce11">
            <text:p>23,940</text:p>
          </table:table-cell>
          <table:table-cell office:value-type="float" office:value="12358" table:style-name="ce11">
            <text:p>12,358</text:p>
          </table:table-cell>
          <table:table-cell office:value-type="float" office:value="11582" table:style-name="ce10">
            <text:p>11,58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58" table:style-name="ce52">
            <text:p>4,958</text:p>
          </table:table-cell>
          <table:table-cell office:value-type="float" office:value="14579" table:style-name="ce11">
            <text:p>14,579</text:p>
          </table:table-cell>
          <table:table-cell office:value-type="float" office:value="7507" table:style-name="ce11">
            <text:p>7,507</text:p>
          </table:table-cell>
          <table:table-cell office:value-type="float" office:value="7072" table:style-name="ce10">
            <text:p>7,07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71" table:style-name="ce52">
            <text:p>9,971</text:p>
          </table:table-cell>
          <table:table-cell office:value-type="float" office:value="31824" table:style-name="ce11">
            <text:p>31,824</text:p>
          </table:table-cell>
          <table:table-cell office:value-type="float" office:value="16224" table:style-name="ce11">
            <text:p>16,224</text:p>
          </table:table-cell>
          <table:table-cell office:value-type="float" office:value="15600" table:style-name="ce10">
            <text:p>15,60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7" table:style-name="ce52">
            <text:p>5,637</text:p>
          </table:table-cell>
          <table:table-cell office:value-type="float" office:value="18753" table:style-name="ce11">
            <text:p>18,753</text:p>
          </table:table-cell>
          <table:table-cell office:value-type="float" office:value="9907" table:style-name="ce11">
            <text:p>9,907</text:p>
          </table:table-cell>
          <table:table-cell office:value-type="float" office:value="8846" table:style-name="ce10">
            <text:p>8,84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802" table:style-name="ce52">
            <text:p>26,802</text:p>
          </table:table-cell>
          <table:table-cell office:value-type="float" office:value="76856" table:style-name="ce11">
            <text:p>76,856</text:p>
          </table:table-cell>
          <table:table-cell office:value-type="float" office:value="38399" table:style-name="ce11">
            <text:p>38,399</text:p>
          </table:table-cell>
          <table:table-cell office:value-type="float" office:value="38457" table:style-name="ce10">
            <text:p>38,45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423" table:style-name="ce52">
            <text:p>18,423</text:p>
          </table:table-cell>
          <table:table-cell office:value-type="float" office:value="56614" table:style-name="ce11">
            <text:p>56,614</text:p>
          </table:table-cell>
          <table:table-cell office:value-type="float" office:value="28829" table:style-name="ce11">
            <text:p>28,829</text:p>
          </table:table-cell>
          <table:table-cell office:value-type="float" office:value="27785" table:style-name="ce10">
            <text:p>27,7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387" table:style-name="ce52">
            <text:p>24,387</text:p>
          </table:table-cell>
          <table:table-cell office:value-type="float" office:value="78159" table:style-name="ce11">
            <text:p>78,159</text:p>
          </table:table-cell>
          <table:table-cell office:value-type="float" office:value="39262" table:style-name="ce11">
            <text:p>39,262</text:p>
          </table:table-cell>
          <table:table-cell office:value-type="float" office:value="38897" table:style-name="ce10">
            <text:p>38,89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86" table:style-name="ce52">
            <text:p>20,886</text:p>
          </table:table-cell>
          <table:table-cell office:value-type="float" office:value="64913" table:style-name="ce11">
            <text:p>64,913</text:p>
          </table:table-cell>
          <table:table-cell office:value-type="float" office:value="32849" table:style-name="ce11">
            <text:p>32,849</text:p>
          </table:table-cell>
          <table:table-cell office:value-type="float" office:value="32064" table:style-name="ce10">
            <text:p>32,06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8171" table:style-name="ce52">
            <text:p>68,171</text:p>
          </table:table-cell>
          <table:table-cell office:value-type="float" office:value="195237" table:style-name="ce11">
            <text:p>195,237</text:p>
          </table:table-cell>
          <table:table-cell office:value-type="float" office:value="96367" table:style-name="ce11">
            <text:p>96,367</text:p>
          </table:table-cell>
          <table:table-cell office:value-type="float" office:value="98870" table:style-name="ce10">
            <text:p>98,87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961" table:style-name="ce52">
            <text:p>72,961</text:p>
          </table:table-cell>
          <table:table-cell office:value-type="float" office:value="212944" table:style-name="ce11">
            <text:p>212,944</text:p>
          </table:table-cell>
          <table:table-cell office:value-type="float" office:value="104168" table:style-name="ce11">
            <text:p>104,168</text:p>
          </table:table-cell>
          <table:table-cell office:value-type="float" office:value="108776" table:style-name="ce10">
            <text:p>108,776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50" table:style-name="ce53">
            <text:p>4,650</text:p>
          </table:table-cell>
          <table:table-cell office:value-type="float" office:value="10809" table:style-name="ce18">
            <text:p>10,809</text:p>
          </table:table-cell>
          <table:table-cell office:value-type="float" office:value="5800" table:style-name="ce18">
            <text:p>5,800</text:p>
          </table:table-cell>
          <table:table-cell office:value-type="float" office:value="5009" table:style-name="ce17">
            <text:p>5,009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4931" table:style-name="ce71">
            <text:p>704,931</text:p>
          </table:table-cell>
          <table:table-cell office:value-type="float" office:value="1871224" table:style-name="ce79">
            <text:p>1,871,224</text:p>
          </table:table-cell>
          <table:table-cell office:value-type="float" office:value="931945" table:style-name="ce79">
            <text:p>931,945</text:p>
          </table:table-cell>
          <table:table-cell office:value-type="float" office:value="939279" table:style-name="ce73">
            <text:p>939,27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83" table:style-name="ce52">
            <text:p>29,483</text:p>
          </table:table-cell>
          <table:table-cell office:value-type="float" office:value="76209" table:style-name="ce11">
            <text:p>76,209</text:p>
          </table:table-cell>
          <table:table-cell office:value-type="float" office:value="37619" table:style-name="ce11">
            <text:p>37,619</text:p>
          </table:table-cell>
          <table:table-cell office:value-type="float" office:value="38590" table:style-name="ce10">
            <text:p>38,59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56" table:style-name="ce52">
            <text:p>10,156</text:p>
          </table:table-cell>
          <table:table-cell office:value-type="float" office:value="24943" table:style-name="ce11">
            <text:p>24,943</text:p>
          </table:table-cell>
          <table:table-cell office:value-type="float" office:value="12998" table:style-name="ce11">
            <text:p>12,998</text:p>
          </table:table-cell>
          <table:table-cell office:value-type="float" office:value="11945" table:style-name="ce10">
            <text:p>11,9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28" table:style-name="ce52">
            <text:p>10,728</text:p>
          </table:table-cell>
          <table:table-cell office:value-type="float" office:value="27095" table:style-name="ce11">
            <text:p>27,095</text:p>
          </table:table-cell>
          <table:table-cell office:value-type="float" office:value="14150" table:style-name="ce11">
            <text:p>14,150</text:p>
          </table:table-cell>
          <table:table-cell office:value-type="float" office:value="12945" table:style-name="ce10">
            <text:p>12,9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8003" table:style-name="ce52">
            <text:p>8,003</text:p>
          </table:table-cell>
          <table:table-cell office:value-type="float" office:value="20780" table:style-name="ce11">
            <text:p>20,780</text:p>
          </table:table-cell>
          <table:table-cell office:value-type="float" office:value="10806" table:style-name="ce11">
            <text:p>10,806</text:p>
          </table:table-cell>
          <table:table-cell office:value-type="float" office:value="9974" table:style-name="ce10">
            <text:p>9,9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6" table:style-name="ce52">
            <text:p>8,786</text:p>
          </table:table-cell>
          <table:table-cell office:value-type="float" office:value="22628" table:style-name="ce11">
            <text:p>22,628</text:p>
          </table:table-cell>
          <table:table-cell office:value-type="float" office:value="11723" table:style-name="ce11">
            <text:p>11,723</text:p>
          </table:table-cell>
          <table:table-cell office:value-type="float" office:value="10905" table:style-name="ce10">
            <text:p>10,9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44" table:style-name="ce52">
            <text:p>8,244</text:p>
          </table:table-cell>
          <table:table-cell office:value-type="float" office:value="19993" table:style-name="ce11">
            <text:p>19,993</text:p>
          </table:table-cell>
          <table:table-cell office:value-type="float" office:value="10656" table:style-name="ce11">
            <text:p>10,656</text:p>
          </table:table-cell>
          <table:table-cell office:value-type="float" office:value="9337" table:style-name="ce10">
            <text:p>9,3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96" table:style-name="ce52">
            <text:p>16,096</text:p>
          </table:table-cell>
          <table:table-cell office:value-type="float" office:value="43666" table:style-name="ce11">
            <text:p>43,666</text:p>
          </table:table-cell>
          <table:table-cell office:value-type="float" office:value="22164" table:style-name="ce11">
            <text:p>22,164</text:p>
          </table:table-cell>
          <table:table-cell office:value-type="float" office:value="21502" table:style-name="ce10">
            <text:p>21,5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377" table:style-name="ce52">
            <text:p>9,377</text:p>
          </table:table-cell>
          <table:table-cell office:value-type="float" office:value="23326" table:style-name="ce11">
            <text:p>23,326</text:p>
          </table:table-cell>
          <table:table-cell office:value-type="float" office:value="12059" table:style-name="ce11">
            <text:p>12,059</text:p>
          </table:table-cell>
          <table:table-cell office:value-type="float" office:value="11267" table:style-name="ce10">
            <text:p>11,26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932" table:style-name="ce52">
            <text:p>7,932</text:p>
          </table:table-cell>
          <table:table-cell office:value-type="float" office:value="21590" table:style-name="ce11">
            <text:p>21,590</text:p>
          </table:table-cell>
          <table:table-cell office:value-type="float" office:value="11173" table:style-name="ce11">
            <text:p>11,173</text:p>
          </table:table-cell>
          <table:table-cell office:value-type="float" office:value="10417" table:style-name="ce10">
            <text:p>10,4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32" table:style-name="ce52">
            <text:p>8,132</text:p>
          </table:table-cell>
          <table:table-cell office:value-type="float" office:value="21164" table:style-name="ce11">
            <text:p>21,164</text:p>
          </table:table-cell>
          <table:table-cell office:value-type="float" office:value="10763" table:style-name="ce11">
            <text:p>10,763</text:p>
          </table:table-cell>
          <table:table-cell office:value-type="float" office:value="10401" table:style-name="ce10">
            <text:p>10,40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28" table:style-name="ce52">
            <text:p>3,728</text:p>
          </table:table-cell>
          <table:table-cell office:value-type="float" office:value="9154" table:style-name="ce11">
            <text:p>9,154</text:p>
          </table:table-cell>
          <table:table-cell office:value-type="float" office:value="4937" table:style-name="ce11">
            <text:p>4,937</text:p>
          </table:table-cell>
          <table:table-cell office:value-type="float" office:value="4217" table:style-name="ce10">
            <text:p>4,2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224" table:style-name="ce52">
            <text:p>21,224</text:p>
          </table:table-cell>
          <table:table-cell office:value-type="float" office:value="58706" table:style-name="ce11">
            <text:p>58,706</text:p>
          </table:table-cell>
          <table:table-cell office:value-type="float" office:value="28985" table:style-name="ce11">
            <text:p>28,985</text:p>
          </table:table-cell>
          <table:table-cell office:value-type="float" office:value="29721" table:style-name="ce10">
            <text:p>29,7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73" table:style-name="ce52">
            <text:p>9,773</text:p>
          </table:table-cell>
          <table:table-cell office:value-type="float" office:value="25202" table:style-name="ce11">
            <text:p>25,202</text:p>
          </table:table-cell>
          <table:table-cell office:value-type="float" office:value="12907" table:style-name="ce11">
            <text:p>12,907</text:p>
          </table:table-cell>
          <table:table-cell office:value-type="float" office:value="12295" table:style-name="ce10">
            <text:p>12,29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79" table:style-name="ce52">
            <text:p>8,479</text:p>
          </table:table-cell>
          <table:table-cell office:value-type="float" office:value="24519" table:style-name="ce11">
            <text:p>24,519</text:p>
          </table:table-cell>
          <table:table-cell office:value-type="float" office:value="12383" table:style-name="ce11">
            <text:p>12,383</text:p>
          </table:table-cell>
          <table:table-cell office:value-type="float" office:value="12136" table:style-name="ce10">
            <text:p>12,1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43" table:style-name="ce52">
            <text:p>7,943</text:p>
          </table:table-cell>
          <table:table-cell office:value-type="float" office:value="22072" table:style-name="ce11">
            <text:p>22,072</text:p>
          </table:table-cell>
          <table:table-cell office:value-type="float" office:value="11445" table:style-name="ce11">
            <text:p>11,445</text:p>
          </table:table-cell>
          <table:table-cell office:value-type="float" office:value="10627" table:style-name="ce10">
            <text:p>10,6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198" table:style-name="ce52">
            <text:p>7,198</text:p>
          </table:table-cell>
          <table:table-cell office:value-type="float" office:value="18973" table:style-name="ce11">
            <text:p>18,973</text:p>
          </table:table-cell>
          <table:table-cell office:value-type="float" office:value="9663" table:style-name="ce11">
            <text:p>9,663</text:p>
          </table:table-cell>
          <table:table-cell office:value-type="float" office:value="9310" table:style-name="ce10">
            <text:p>9,3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24" table:style-name="ce52">
            <text:p>4,124</text:p>
          </table:table-cell>
          <table:table-cell office:value-type="float" office:value="10511" table:style-name="ce11">
            <text:p>10,511</text:p>
          </table:table-cell>
          <table:table-cell office:value-type="float" office:value="5270" table:style-name="ce11">
            <text:p>5,270</text:p>
          </table:table-cell>
          <table:table-cell office:value-type="float" office:value="5241" table:style-name="ce10">
            <text:p>5,24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72" table:style-name="ce52">
            <text:p>14,872</text:p>
          </table:table-cell>
          <table:table-cell office:value-type="float" office:value="43162" table:style-name="ce11">
            <text:p>43,162</text:p>
          </table:table-cell>
          <table:table-cell office:value-type="float" office:value="21912" table:style-name="ce11">
            <text:p>21,912</text:p>
          </table:table-cell>
          <table:table-cell office:value-type="float" office:value="21250" table:style-name="ce10">
            <text:p>21,2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386" table:style-name="ce52">
            <text:p>19,386</text:p>
          </table:table-cell>
          <table:table-cell office:value-type="float" office:value="50961" table:style-name="ce11">
            <text:p>50,961</text:p>
          </table:table-cell>
          <table:table-cell office:value-type="float" office:value="25676" table:style-name="ce11">
            <text:p>25,676</text:p>
          </table:table-cell>
          <table:table-cell office:value-type="float" office:value="25285" table:style-name="ce10">
            <text:p>25,2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358" table:style-name="ce52">
            <text:p>13,358</text:p>
          </table:table-cell>
          <table:table-cell office:value-type="float" office:value="37695" table:style-name="ce11">
            <text:p>37,695</text:p>
          </table:table-cell>
          <table:table-cell office:value-type="float" office:value="18891" table:style-name="ce11">
            <text:p>18,891</text:p>
          </table:table-cell>
          <table:table-cell office:value-type="float" office:value="18804" table:style-name="ce10">
            <text:p>18,8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28" table:style-name="ce52">
            <text:p>10,528</text:p>
          </table:table-cell>
          <table:table-cell office:value-type="float" office:value="30294" table:style-name="ce11">
            <text:p>30,294</text:p>
          </table:table-cell>
          <table:table-cell office:value-type="float" office:value="15605" table:style-name="ce11">
            <text:p>15,605</text:p>
          </table:table-cell>
          <table:table-cell office:value-type="float" office:value="14689" table:style-name="ce10">
            <text:p>14,6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21" table:style-name="ce52">
            <text:p>2,721</text:p>
          </table:table-cell>
          <table:table-cell office:value-type="float" office:value="7074" table:style-name="ce11">
            <text:p>7,074</text:p>
          </table:table-cell>
          <table:table-cell office:value-type="float" office:value="3727" table:style-name="ce11">
            <text:p>3,727</text:p>
          </table:table-cell>
          <table:table-cell office:value-type="float" office:value="3347" table:style-name="ce10">
            <text:p>3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64" table:style-name="ce52">
            <text:p>5,164</text:p>
          </table:table-cell>
          <table:table-cell office:value-type="float" office:value="13518" table:style-name="ce11">
            <text:p>13,518</text:p>
          </table:table-cell>
          <table:table-cell office:value-type="float" office:value="6996" table:style-name="ce11">
            <text:p>6,996</text:p>
          </table:table-cell>
          <table:table-cell office:value-type="float" office:value="6522" table:style-name="ce10">
            <text:p>6,5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9" table:style-name="ce52">
            <text:p>3,489</text:p>
          </table:table-cell>
          <table:table-cell office:value-type="float" office:value="9124" table:style-name="ce11">
            <text:p>9,124</text:p>
          </table:table-cell>
          <table:table-cell office:value-type="float" office:value="4802" table:style-name="ce11">
            <text:p>4,802</text:p>
          </table:table-cell>
          <table:table-cell office:value-type="float" office:value="4322" table:style-name="ce10">
            <text:p>4,3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21" table:style-name="ce52">
            <text:p>2,821</text:p>
          </table:table-cell>
          <table:table-cell office:value-type="float" office:value="8329" table:style-name="ce11">
            <text:p>8,329</text:p>
          </table:table-cell>
          <table:table-cell office:value-type="float" office:value="4497" table:style-name="ce11">
            <text:p>4,497</text:p>
          </table:table-cell>
          <table:table-cell office:value-type="float" office:value="3832" table:style-name="ce10">
            <text:p>3,83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09" table:style-name="ce52">
            <text:p>1,909</text:p>
          </table:table-cell>
          <table:table-cell office:value-type="float" office:value="4526" table:style-name="ce11">
            <text:p>4,526</text:p>
          </table:table-cell>
          <table:table-cell office:value-type="float" office:value="2558" table:style-name="ce11">
            <text:p>2,558</text:p>
          </table:table-cell>
          <table:table-cell office:value-type="float" office:value="1968" table:style-name="ce10">
            <text:p>1,9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665" table:style-name="ce52">
            <text:p>28,665</text:p>
          </table:table-cell>
          <table:table-cell office:value-type="float" office:value="76127" table:style-name="ce11">
            <text:p>76,127</text:p>
          </table:table-cell>
          <table:table-cell office:value-type="float" office:value="38459" table:style-name="ce11">
            <text:p>38,459</text:p>
          </table:table-cell>
          <table:table-cell office:value-type="float" office:value="37668" table:style-name="ce10">
            <text:p>37,6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400" table:style-name="ce52">
            <text:p>23,400</text:p>
          </table:table-cell>
          <table:table-cell office:value-type="float" office:value="68122" table:style-name="ce11">
            <text:p>68,122</text:p>
          </table:table-cell>
          <table:table-cell office:value-type="float" office:value="34422" table:style-name="ce11">
            <text:p>34,422</text:p>
          </table:table-cell>
          <table:table-cell office:value-type="float" office:value="33700" table:style-name="ce10">
            <text:p>33,70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568" table:style-name="ce52">
            <text:p>11,568</text:p>
          </table:table-cell>
          <table:table-cell office:value-type="float" office:value="33995" table:style-name="ce11">
            <text:p>33,995</text:p>
          </table:table-cell>
          <table:table-cell office:value-type="float" office:value="17424" table:style-name="ce11">
            <text:p>17,424</text:p>
          </table:table-cell>
          <table:table-cell office:value-type="float" office:value="16571" table:style-name="ce10">
            <text:p>16,57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499" table:style-name="ce52">
            <text:p>1,499</text:p>
          </table:table-cell>
          <table:table-cell office:value-type="float" office:value="3736" table:style-name="ce11">
            <text:p>3,736</text:p>
          </table:table-cell>
          <table:table-cell office:value-type="float" office:value="2026" table:style-name="ce11">
            <text:p>2,026</text:p>
          </table:table-cell>
          <table:table-cell office:value-type="float" office:value="1710" table:style-name="ce10">
            <text:p>1,71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997" table:style-name="ce52">
            <text:p>87,997</text:p>
          </table:table-cell>
          <table:table-cell office:value-type="float" office:value="235451" table:style-name="ce11">
            <text:p>235,451</text:p>
          </table:table-cell>
          <table:table-cell office:value-type="float" office:value="115582" table:style-name="ce11">
            <text:p>115,582</text:p>
          </table:table-cell>
          <table:table-cell office:value-type="float" office:value="119869" table:style-name="ce10">
            <text:p>119,86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53" table:style-name="ce52">
            <text:p>73,153</text:p>
          </table:table-cell>
          <table:table-cell office:value-type="float" office:value="184310" table:style-name="ce11">
            <text:p>184,310</text:p>
          </table:table-cell>
          <table:table-cell office:value-type="float" office:value="88040" table:style-name="ce11">
            <text:p>88,040</text:p>
          </table:table-cell>
          <table:table-cell office:value-type="float" office:value="96270" table:style-name="ce10">
            <text:p>96,2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245" table:style-name="ce52">
            <text:p>47,245</text:p>
          </table:table-cell>
          <table:table-cell office:value-type="float" office:value="123166" table:style-name="ce11">
            <text:p>123,166</text:p>
          </table:table-cell>
          <table:table-cell office:value-type="float" office:value="60729" table:style-name="ce11">
            <text:p>60,729</text:p>
          </table:table-cell>
          <table:table-cell office:value-type="float" office:value="62437" table:style-name="ce10">
            <text:p>62,4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73" table:style-name="ce52">
            <text:p>51,773</text:p>
          </table:table-cell>
          <table:table-cell office:value-type="float" office:value="129444" table:style-name="ce11">
            <text:p>129,444</text:p>
          </table:table-cell>
          <table:table-cell office:value-type="float" office:value="62719" table:style-name="ce11">
            <text:p>62,719</text:p>
          </table:table-cell>
          <table:table-cell office:value-type="float" office:value="66725" table:style-name="ce10">
            <text:p>66,7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489" table:style-name="ce52">
            <text:p>66,489</text:p>
          </table:table-cell>
          <table:table-cell office:value-type="float" office:value="196034" table:style-name="ce11">
            <text:p>196,034</text:p>
          </table:table-cell>
          <table:table-cell office:value-type="float" office:value="98558" table:style-name="ce11">
            <text:p>98,558</text:p>
          </table:table-cell>
          <table:table-cell office:value-type="float" office:value="97476" table:style-name="ce10">
            <text:p>97,4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7032" table:style-name="ce52">
            <text:p>27,032</text:p>
          </table:table-cell>
          <table:table-cell office:value-type="float" office:value="67237" table:style-name="ce11">
            <text:p>67,237</text:p>
          </table:table-cell>
          <table:table-cell office:value-type="float" office:value="31834" table:style-name="ce11">
            <text:p>31,834</text:p>
          </table:table-cell>
          <table:table-cell office:value-type="float" office:value="35403" table:style-name="ce10">
            <text:p>35,403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456" table:style-name="ce53">
            <text:p>32,456</text:p>
          </table:table-cell>
          <table:table-cell office:value-type="float" office:value="78388" table:style-name="ce18">
            <text:p>78,388</text:p>
          </table:table-cell>
          <table:table-cell office:value-type="float" office:value="37787" table:style-name="ce18">
            <text:p>37,787</text:p>
          </table:table-cell>
          <table:table-cell office:value-type="float" office:value="40601" table:style-name="ce17">
            <text:p>40,601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22045" table:style-name="ce75">
            <text:p>1,122,045</text:p>
          </table:table-cell>
          <table:table-cell office:value-type="float" office:value="2760028" table:style-name="ce79">
            <text:p>2,760,028</text:p>
          </table:table-cell>
          <table:table-cell office:value-type="float" office:value="1360832" table:style-name="ce80">
            <text:p>1,360,832</text:p>
          </table:table-cell>
          <table:table-cell office:value-type="float" office:value="1399196" table:style-name="ce72">
            <text:p>1,399,1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58" table:style-name="ce9">
            <text:p>10,858</text:p>
          </table:table-cell>
          <table:table-cell office:value-type="float" office:value="23389" table:style-name="ce11">
            <text:p>23,389</text:p>
          </table:table-cell>
          <table:table-cell office:value-type="float" office:value="11550" table:style-name="ce9">
            <text:p>11,550</text:p>
          </table:table-cell>
          <table:table-cell office:value-type="float" office:value="11839" table:style-name="ce9">
            <text:p>11,83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159" table:style-name="ce9">
            <text:p>60,159</text:p>
          </table:table-cell>
          <table:table-cell office:value-type="float" office:value="141336" table:style-name="ce11">
            <text:p>141,336</text:p>
          </table:table-cell>
          <table:table-cell office:value-type="float" office:value="67838" table:style-name="ce9">
            <text:p>67,838</text:p>
          </table:table-cell>
          <table:table-cell office:value-type="float" office:value="73498" table:style-name="ce9">
            <text:p>73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1192" table:style-name="ce9">
            <text:p>81,192</text:p>
          </table:table-cell>
          <table:table-cell office:value-type="float" office:value="197215" table:style-name="ce11">
            <text:p>197,215</text:p>
          </table:table-cell>
          <table:table-cell office:value-type="float" office:value="94222" table:style-name="ce9">
            <text:p>94,222</text:p>
          </table:table-cell>
          <table:table-cell office:value-type="float" office:value="102993" table:style-name="ce9">
            <text:p>102,9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926" table:style-name="ce9">
            <text:p>74,926</text:p>
          </table:table-cell>
          <table:table-cell office:value-type="float" office:value="189728" table:style-name="ce11">
            <text:p>189,728</text:p>
          </table:table-cell>
          <table:table-cell office:value-type="float" office:value="92714" table:style-name="ce9">
            <text:p>92,714</text:p>
          </table:table-cell>
          <table:table-cell office:value-type="float" office:value="97014" table:style-name="ce9">
            <text:p>97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966" table:style-name="ce9">
            <text:p>138,966</text:p>
          </table:table-cell>
          <table:table-cell office:value-type="float" office:value="335915" table:style-name="ce11">
            <text:p>335,915</text:p>
          </table:table-cell>
          <table:table-cell office:value-type="float" office:value="161896" table:style-name="ce9">
            <text:p>161,896</text:p>
          </table:table-cell>
          <table:table-cell office:value-type="float" office:value="174019" table:style-name="ce9">
            <text:p>174,0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63" table:style-name="ce9">
            <text:p>23,163</text:p>
          </table:table-cell>
          <table:table-cell office:value-type="float" office:value="50255" table:style-name="ce11">
            <text:p>50,255</text:p>
          </table:table-cell>
          <table:table-cell office:value-type="float" office:value="24100" table:style-name="ce9">
            <text:p>24,100</text:p>
          </table:table-cell>
          <table:table-cell office:value-type="float" office:value="26155" table:style-name="ce9">
            <text:p>26,1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97" table:style-name="ce9">
            <text:p>12,997</text:p>
          </table:table-cell>
          <table:table-cell office:value-type="float" office:value="26580" table:style-name="ce11">
            <text:p>26,580</text:p>
          </table:table-cell>
          <table:table-cell office:value-type="float" office:value="12546" table:style-name="ce9">
            <text:p>12,546</text:p>
          </table:table-cell>
          <table:table-cell office:value-type="float" office:value="14034" table:style-name="ce9">
            <text:p>14,0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64" table:style-name="ce9">
            <text:p>73,164</text:p>
          </table:table-cell>
          <table:table-cell office:value-type="float" office:value="166684" table:style-name="ce11">
            <text:p>166,684</text:p>
          </table:table-cell>
          <table:table-cell office:value-type="float" office:value="79732" table:style-name="ce9">
            <text:p>79,732</text:p>
          </table:table-cell>
          <table:table-cell office:value-type="float" office:value="86952" table:style-name="ce9">
            <text:p>86,9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430" table:style-name="ce9">
            <text:p>79,430</text:p>
          </table:table-cell>
          <table:table-cell office:value-type="float" office:value="184939" table:style-name="ce11">
            <text:p>184,939</text:p>
          </table:table-cell>
          <table:table-cell office:value-type="float" office:value="90510" table:style-name="ce9">
            <text:p>90,510</text:p>
          </table:table-cell>
          <table:table-cell office:value-type="float" office:value="94429" table:style-name="ce9">
            <text:p>94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04" table:style-name="ce9">
            <text:p>11,004</text:p>
          </table:table-cell>
          <table:table-cell office:value-type="float" office:value="27610" table:style-name="ce11">
            <text:p>27,610</text:p>
          </table:table-cell>
          <table:table-cell office:value-type="float" office:value="14195" table:style-name="ce9">
            <text:p>14,195</text:p>
          </table:table-cell>
          <table:table-cell office:value-type="float" office:value="13415" table:style-name="ce9">
            <text:p>13,41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48" table:style-name="ce9">
            <text:p>69,448</text:p>
          </table:table-cell>
          <table:table-cell office:value-type="float" office:value="156737" table:style-name="ce11">
            <text:p>156,737</text:p>
          </table:table-cell>
          <table:table-cell office:value-type="float" office:value="77492" table:style-name="ce9">
            <text:p>77,492</text:p>
          </table:table-cell>
          <table:table-cell office:value-type="float" office:value="79245" table:style-name="ce9">
            <text:p>79,2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983" table:style-name="ce9">
            <text:p>144,983</text:p>
          </table:table-cell>
          <table:table-cell office:value-type="float" office:value="359054" table:style-name="ce11">
            <text:p>359,054</text:p>
          </table:table-cell>
          <table:table-cell office:value-type="float" office:value="175166" table:style-name="ce9">
            <text:p>175,166</text:p>
          </table:table-cell>
          <table:table-cell office:value-type="float" office:value="183888" table:style-name="ce9">
            <text:p>183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791" table:style-name="ce9">
            <text:p>26,791</text:p>
          </table:table-cell>
          <table:table-cell office:value-type="float" office:value="69269" table:style-name="ce11">
            <text:p>69,269</text:p>
          </table:table-cell>
          <table:table-cell office:value-type="float" office:value="34817" table:style-name="ce9">
            <text:p>34,817</text:p>
          </table:table-cell>
          <table:table-cell office:value-type="float" office:value="34452" table:style-name="ce9">
            <text:p>34,45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465" table:style-name="ce9">
            <text:p>43,465</text:p>
          </table:table-cell>
          <table:table-cell office:value-type="float" office:value="112168" table:style-name="ce11">
            <text:p>112,168</text:p>
          </table:table-cell>
          <table:table-cell office:value-type="float" office:value="57230" table:style-name="ce9">
            <text:p>57,230</text:p>
          </table:table-cell>
          <table:table-cell office:value-type="float" office:value="54938" table:style-name="ce9">
            <text:p>54,9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904" table:style-name="ce9">
            <text:p>13,904</text:p>
          </table:table-cell>
          <table:table-cell office:value-type="float" office:value="41617" table:style-name="ce11">
            <text:p>41,617</text:p>
          </table:table-cell>
          <table:table-cell office:value-type="float" office:value="21276" table:style-name="ce9">
            <text:p>21,276</text:p>
          </table:table-cell>
          <table:table-cell office:value-type="float" office:value="20341" table:style-name="ce9">
            <text:p>20,3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305" table:style-name="ce9">
            <text:p>13,305</text:p>
          </table:table-cell>
          <table:table-cell office:value-type="float" office:value="34239" table:style-name="ce11">
            <text:p>34,239</text:p>
          </table:table-cell>
          <table:table-cell office:value-type="float" office:value="17382" table:style-name="ce9">
            <text:p>17,382</text:p>
          </table:table-cell>
          <table:table-cell office:value-type="float" office:value="16857" table:style-name="ce9">
            <text:p>16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7049" table:style-name="ce9">
            <text:p>37,049</text:p>
          </table:table-cell>
          <table:table-cell office:value-type="float" office:value="92249" table:style-name="ce11">
            <text:p>92,249</text:p>
          </table:table-cell>
          <table:table-cell office:value-type="float" office:value="46562" table:style-name="ce9">
            <text:p>46,562</text:p>
          </table:table-cell>
          <table:table-cell office:value-type="float" office:value="45687" table:style-name="ce9">
            <text:p>45,6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226" table:style-name="ce9">
            <text:p>19,226</text:p>
          </table:table-cell>
          <table:table-cell office:value-type="float" office:value="44844" table:style-name="ce11">
            <text:p>44,844</text:p>
          </table:table-cell>
          <table:table-cell office:value-type="float" office:value="22613" table:style-name="ce9">
            <text:p>22,613</text:p>
          </table:table-cell>
          <table:table-cell office:value-type="float" office:value="22231" table:style-name="ce9">
            <text:p>22,2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634" table:style-name="ce9">
            <text:p>35,634</text:p>
          </table:table-cell>
          <table:table-cell office:value-type="float" office:value="96710" table:style-name="ce11">
            <text:p>96,710</text:p>
          </table:table-cell>
          <table:table-cell office:value-type="float" office:value="47817" table:style-name="ce9">
            <text:p>47,817</text:p>
          </table:table-cell>
          <table:table-cell office:value-type="float" office:value="48893" table:style-name="ce9">
            <text:p>48,8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5167" table:style-name="ce9">
            <text:p>15,167</text:p>
          </table:table-cell>
          <table:table-cell office:value-type="float" office:value="39136" table:style-name="ce11">
            <text:p>39,136</text:p>
          </table:table-cell>
          <table:table-cell office:value-type="float" office:value="19695" table:style-name="ce9">
            <text:p>19,695</text:p>
          </table:table-cell>
          <table:table-cell office:value-type="float" office:value="19441" table:style-name="ce9">
            <text:p>19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60" table:style-name="ce9">
            <text:p>10,760</text:p>
          </table:table-cell>
          <table:table-cell office:value-type="float" office:value="29353" table:style-name="ce11">
            <text:p>29,353</text:p>
          </table:table-cell>
          <table:table-cell office:value-type="float" office:value="15432" table:style-name="ce9">
            <text:p>15,432</text:p>
          </table:table-cell>
          <table:table-cell office:value-type="float" office:value="13921" table:style-name="ce9">
            <text:p>13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29" table:style-name="ce9">
            <text:p>3,129</text:p>
          </table:table-cell>
          <table:table-cell office:value-type="float" office:value="6873" table:style-name="ce11">
            <text:p>6,873</text:p>
          </table:table-cell>
          <table:table-cell office:value-type="float" office:value="3799" table:style-name="ce9">
            <text:p>3,799</text:p>
          </table:table-cell>
          <table:table-cell office:value-type="float" office:value="3074" table:style-name="ce9">
            <text:p>3,0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76" table:style-name="ce9">
            <text:p>9,476</text:p>
          </table:table-cell>
          <table:table-cell office:value-type="float" office:value="28245" table:style-name="ce11">
            <text:p>28,245</text:p>
          </table:table-cell>
          <table:table-cell office:value-type="float" office:value="14258" table:style-name="ce9">
            <text:p>14,258</text:p>
          </table:table-cell>
          <table:table-cell office:value-type="float" office:value="13987" table:style-name="ce9">
            <text:p>13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85" table:style-name="ce9">
            <text:p>17,385</text:p>
          </table:table-cell>
          <table:table-cell office:value-type="float" office:value="51616" table:style-name="ce11">
            <text:p>51,616</text:p>
          </table:table-cell>
          <table:table-cell office:value-type="float" office:value="26181" table:style-name="ce9">
            <text:p>26,181</text:p>
          </table:table-cell>
          <table:table-cell office:value-type="float" office:value="25435" table:style-name="ce9">
            <text:p>25,4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70" table:style-name="ce9">
            <text:p>11,170</text:p>
          </table:table-cell>
          <table:table-cell office:value-type="float" office:value="29812" table:style-name="ce11">
            <text:p>29,812</text:p>
          </table:table-cell>
          <table:table-cell office:value-type="float" office:value="15151" table:style-name="ce9">
            <text:p>15,151</text:p>
          </table:table-cell>
          <table:table-cell office:value-type="float" office:value="14661" table:style-name="ce9">
            <text:p>14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73" table:style-name="ce9">
            <text:p>10,673</text:p>
          </table:table-cell>
          <table:table-cell office:value-type="float" office:value="29912" table:style-name="ce11">
            <text:p>29,912</text:p>
          </table:table-cell>
          <table:table-cell office:value-type="float" office:value="15306" table:style-name="ce9">
            <text:p>15,306</text:p>
          </table:table-cell>
          <table:table-cell office:value-type="float" office:value="14606" table:style-name="ce9">
            <text:p>14,60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63" table:style-name="ce9">
            <text:p>5,763</text:p>
          </table:table-cell>
          <table:table-cell office:value-type="float" office:value="13629" table:style-name="ce11">
            <text:p>13,629</text:p>
          </table:table-cell>
          <table:table-cell office:value-type="float" office:value="6830" table:style-name="ce9">
            <text:p>6,830</text:p>
          </table:table-cell>
          <table:table-cell office:value-type="float" office:value="6799" table:style-name="ce9">
            <text:p>6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17" table:style-name="ce9">
            <text:p>6,817</text:p>
          </table:table-cell>
          <table:table-cell office:value-type="float" office:value="18816" table:style-name="ce11">
            <text:p>18,816</text:p>
          </table:table-cell>
          <table:table-cell office:value-type="float" office:value="9608" table:style-name="ce9">
            <text:p>9,608</text:p>
          </table:table-cell>
          <table:table-cell office:value-type="float" office:value="9208" table:style-name="ce9">
            <text:p>9,2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51" table:style-name="ce9">
            <text:p>12,951</text:p>
          </table:table-cell>
          <table:table-cell office:value-type="float" office:value="35413" table:style-name="ce11">
            <text:p>35,413</text:p>
          </table:table-cell>
          <table:table-cell office:value-type="float" office:value="18193" table:style-name="ce9">
            <text:p>18,193</text:p>
          </table:table-cell>
          <table:table-cell office:value-type="float" office:value="17220" table:style-name="ce9">
            <text:p>17,2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12" table:style-name="ce9">
            <text:p>13,712</text:p>
          </table:table-cell>
          <table:table-cell office:value-type="float" office:value="35607" table:style-name="ce11">
            <text:p>35,607</text:p>
          </table:table-cell>
          <table:table-cell office:value-type="float" office:value="18286" table:style-name="ce9">
            <text:p>18,286</text:p>
          </table:table-cell>
          <table:table-cell office:value-type="float" office:value="17321" table:style-name="ce9">
            <text:p>17,3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12" table:style-name="ce9">
            <text:p>14,912</text:p>
          </table:table-cell>
          <table:table-cell office:value-type="float" office:value="38360" table:style-name="ce11">
            <text:p>38,360</text:p>
          </table:table-cell>
          <table:table-cell office:value-type="float" office:value="20175" table:style-name="ce9">
            <text:p>20,175</text:p>
          </table:table-cell>
          <table:table-cell office:value-type="float" office:value="18185" table:style-name="ce9">
            <text:p>18,1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56" table:style-name="ce9">
            <text:p>5,456</text:p>
          </table:table-cell>
          <table:table-cell office:value-type="float" office:value="12312" table:style-name="ce11">
            <text:p>12,312</text:p>
          </table:table-cell>
          <table:table-cell office:value-type="float" office:value="6648" table:style-name="ce9">
            <text:p>6,648</text:p>
          </table:table-cell>
          <table:table-cell office:value-type="float" office:value="5664" table:style-name="ce9">
            <text:p>5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88" table:style-name="ce9">
            <text:p>2,288</text:p>
          </table:table-cell>
          <table:table-cell office:value-type="float" office:value="5830" table:style-name="ce11">
            <text:p>5,830</text:p>
          </table:table-cell>
          <table:table-cell office:value-type="float" office:value="3088" table:style-name="ce9">
            <text:p>3,088</text:p>
          </table:table-cell>
          <table:table-cell office:value-type="float" office:value="2742" table:style-name="ce9">
            <text:p>2,74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0" table:style-name="ce9">
            <text:p>4,750</text:p>
          </table:table-cell>
          <table:table-cell office:value-type="float" office:value="11425" table:style-name="ce11">
            <text:p>11,425</text:p>
          </table:table-cell>
          <table:table-cell office:value-type="float" office:value="6222" table:style-name="ce9">
            <text:p>6,222</text:p>
          </table:table-cell>
          <table:table-cell office:value-type="float" office:value="5203" table:style-name="ce9">
            <text:p>5,20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1" table:style-name="ce9">
            <text:p>5,131</text:p>
          </table:table-cell>
          <table:table-cell office:value-type="float" office:value="13916" table:style-name="ce11">
            <text:p>13,916</text:p>
          </table:table-cell>
          <table:table-cell office:value-type="float" office:value="7526" table:style-name="ce9">
            <text:p>7,526</text:p>
          </table:table-cell>
          <table:table-cell office:value-type="float" office:value="6390" table:style-name="ce9">
            <text:p>6,39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1" table:style-name="ce9">
            <text:p>611</text:p>
          </table:table-cell>
          <table:table-cell office:value-type="float" office:value="1891" table:style-name="ce11">
            <text:p>1,891</text:p>
          </table:table-cell>
          <table:table-cell office:value-type="float" office:value="951" table:style-name="ce9">
            <text:p>951</text:p>
          </table:table-cell>
          <table:table-cell office:value-type="float" office:value="940" table:style-name="ce9">
            <text:p>94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9" table:style-name="ce9">
            <text:p>1,369</text:p>
          </table:table-cell>
          <table:table-cell office:value-type="float" office:value="4194" table:style-name="ce11">
            <text:p>4,194</text:p>
          </table:table-cell>
          <table:table-cell office:value-type="float" office:value="2200" table:style-name="ce9">
            <text:p>2,200</text:p>
          </table:table-cell>
          <table:table-cell office:value-type="float" office:value="1994" table:style-name="ce9">
            <text:p>1,994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61" table:style-name="ce16">
            <text:p>861</text:p>
          </table:table-cell>
          <table:table-cell office:value-type="float" office:value="3150" table:style-name="ce18">
            <text:p>3,150</text:p>
          </table:table-cell>
          <table:table-cell office:value-type="float" office:value="1625" table:style-name="ce16">
            <text:p>1,625</text:p>
          </table:table-cell>
          <table:table-cell office:value-type="float" office:value="1525" table:style-name="ce16">
            <text:p>1,525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970" table:style-name="ce71">
            <text:p>172,970</text:p>
          </table:table-cell>
          <table:table-cell office:value-type="float" office:value="452355" table:style-name="ce79">
            <text:p>452,355</text:p>
          </table:table-cell>
          <table:table-cell office:value-type="float" office:value="227895" table:style-name="ce79">
            <text:p>227,895</text:p>
          </table:table-cell>
          <table:table-cell office:value-type="float" office:value="224460" table:style-name="ce73">
            <text:p>224,4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81" table:style-name="ce52">
            <text:p>37,181</text:p>
          </table:table-cell>
          <table:table-cell office:value-type="float" office:value="95293" table:style-name="ce11">
            <text:p>95,293</text:p>
          </table:table-cell>
          <table:table-cell office:value-type="float" office:value="46344" table:style-name="ce11">
            <text:p>46,344</text:p>
          </table:table-cell>
          <table:table-cell office:value-type="float" office:value="48949" table:style-name="ce10">
            <text:p>48,9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82" table:style-name="ce52">
            <text:p>26,782</text:p>
          </table:table-cell>
          <table:table-cell office:value-type="float" office:value="71426" table:style-name="ce11">
            <text:p>71,426</text:p>
          </table:table-cell>
          <table:table-cell office:value-type="float" office:value="33669" table:style-name="ce11">
            <text:p>33,669</text:p>
          </table:table-cell>
          <table:table-cell office:value-type="float" office:value="37757" table:style-name="ce10">
            <text:p>37,7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15" table:style-name="ce52">
            <text:p>14,415</text:p>
          </table:table-cell>
          <table:table-cell office:value-type="float" office:value="38696" table:style-name="ce11">
            <text:p>38,696</text:p>
          </table:table-cell>
          <table:table-cell office:value-type="float" office:value="19709" table:style-name="ce11">
            <text:p>19,709</text:p>
          </table:table-cell>
          <table:table-cell office:value-type="float" office:value="18987" table:style-name="ce10">
            <text:p>18,9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59" table:style-name="ce52">
            <text:p>10,459</text:p>
          </table:table-cell>
          <table:table-cell office:value-type="float" office:value="28737" table:style-name="ce11">
            <text:p>28,737</text:p>
          </table:table-cell>
          <table:table-cell office:value-type="float" office:value="14777" table:style-name="ce11">
            <text:p>14,777</text:p>
          </table:table-cell>
          <table:table-cell office:value-type="float" office:value="13960" table:style-name="ce10">
            <text:p>13,9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30" table:style-name="ce52">
            <text:p>14,430</text:p>
          </table:table-cell>
          <table:table-cell office:value-type="float" office:value="35154" table:style-name="ce11">
            <text:p>35,154</text:p>
          </table:table-cell>
          <table:table-cell office:value-type="float" office:value="18199" table:style-name="ce11">
            <text:p>18,199</text:p>
          </table:table-cell>
          <table:table-cell office:value-type="float" office:value="16955" table:style-name="ce10">
            <text:p>16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97" table:style-name="ce52">
            <text:p>9,197</text:p>
          </table:table-cell>
          <table:table-cell office:value-type="float" office:value="24400" table:style-name="ce11">
            <text:p>24,400</text:p>
          </table:table-cell>
          <table:table-cell office:value-type="float" office:value="12791" table:style-name="ce11">
            <text:p>12,791</text:p>
          </table:table-cell>
          <table:table-cell office:value-type="float" office:value="11609" table:style-name="ce10">
            <text:p>11,6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039" table:style-name="ce52">
            <text:p>12,039</text:p>
          </table:table-cell>
          <table:table-cell office:value-type="float" office:value="32170" table:style-name="ce11">
            <text:p>32,170</text:p>
          </table:table-cell>
          <table:table-cell office:value-type="float" office:value="16978" table:style-name="ce11">
            <text:p>16,978</text:p>
          </table:table-cell>
          <table:table-cell office:value-type="float" office:value="15192" table:style-name="ce10">
            <text:p>15,1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859" table:style-name="ce52">
            <text:p>19,859</text:p>
          </table:table-cell>
          <table:table-cell office:value-type="float" office:value="52981" table:style-name="ce11">
            <text:p>52,981</text:p>
          </table:table-cell>
          <table:table-cell office:value-type="float" office:value="27056" table:style-name="ce11">
            <text:p>27,056</text:p>
          </table:table-cell>
          <table:table-cell office:value-type="float" office:value="25925" table:style-name="ce10">
            <text:p>25,9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733" table:style-name="ce52">
            <text:p>15,733</text:p>
          </table:table-cell>
          <table:table-cell office:value-type="float" office:value="40264" table:style-name="ce11">
            <text:p>40,264</text:p>
          </table:table-cell>
          <table:table-cell office:value-type="float" office:value="20617" table:style-name="ce11">
            <text:p>20,617</text:p>
          </table:table-cell>
          <table:table-cell office:value-type="float" office:value="19647" table:style-name="ce10">
            <text:p>19,6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72" table:style-name="ce52">
            <text:p>8,872</text:p>
          </table:table-cell>
          <table:table-cell office:value-type="float" office:value="21207" table:style-name="ce11">
            <text:p>21,207</text:p>
          </table:table-cell>
          <table:table-cell office:value-type="float" office:value="11396" table:style-name="ce11">
            <text:p>11,396</text:p>
          </table:table-cell>
          <table:table-cell office:value-type="float" office:value="9811" table:style-name="ce10">
            <text:p>9,8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77" table:style-name="ce52">
            <text:p>1,977</text:p>
          </table:table-cell>
          <table:table-cell office:value-type="float" office:value="6083" table:style-name="ce11">
            <text:p>6,083</text:p>
          </table:table-cell>
          <table:table-cell office:value-type="float" office:value="3281" table:style-name="ce11">
            <text:p>3,281</text:p>
          </table:table-cell>
          <table:table-cell office:value-type="float" office:value="2802" table:style-name="ce10">
            <text:p>2,80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26" table:style-name="ce53">
            <text:p>2,026</text:p>
          </table:table-cell>
          <table:table-cell office:value-type="float" office:value="5944" table:style-name="ce18">
            <text:p>5,944</text:p>
          </table:table-cell>
          <table:table-cell office:value-type="float" office:value="3078" table:style-name="ce18">
            <text:p>3,078</text:p>
          </table:table-cell>
          <table:table-cell office:value-type="float" office:value="2866" table:style-name="ce17">
            <text:p>2,86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0年04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7230" table:style-name="ce71">
            <text:p>207,230</text:p>
          </table:table-cell>
          <table:table-cell office:value-type="float" office:value="572422" table:style-name="ce79">
            <text:p>572,422</text:p>
          </table:table-cell>
          <table:table-cell office:value-type="float" office:value="292161" table:style-name="ce79">
            <text:p>292,161</text:p>
          </table:table-cell>
          <table:table-cell office:value-type="float" office:value="280261" table:style-name="ce73">
            <text:p>280,26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5431" table:style-name="ce52">
            <text:p>75,431</text:p>
          </table:table-cell>
          <table:table-cell office:value-type="float" office:value="202783" table:style-name="ce11">
            <text:p>202,783</text:p>
          </table:table-cell>
          <table:table-cell office:value-type="float" office:value="100882" table:style-name="ce11">
            <text:p>100,882</text:p>
          </table:table-cell>
          <table:table-cell office:value-type="float" office:value="101901" table:style-name="ce10">
            <text:p>101,90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8" table:style-name="ce52">
            <text:p>9,348</text:p>
          </table:table-cell>
          <table:table-cell office:value-type="float" office:value="27647" table:style-name="ce49">
            <text:p>27,647</text:p>
          </table:table-cell>
          <table:table-cell office:value-type="float" office:value="14873" table:style-name="ce11">
            <text:p>14,873</text:p>
          </table:table-cell>
          <table:table-cell office:value-type="float" office:value="12774" table:style-name="ce10">
            <text:p>12,77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412" table:style-name="ce52">
            <text:p>11,412</text:p>
          </table:table-cell>
          <table:table-cell office:value-type="float" office:value="33007" table:style-name="ce49">
            <text:p>33,007</text:p>
          </table:table-cell>
          <table:table-cell office:value-type="float" office:value="17573" table:style-name="ce11">
            <text:p>17,573</text:p>
          </table:table-cell>
          <table:table-cell office:value-type="float" office:value="15434" table:style-name="ce10">
            <text:p>15,43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68" table:style-name="ce52">
            <text:p>35,468</text:p>
          </table:table-cell>
          <table:table-cell office:value-type="float" office:value="96911" table:style-name="ce49">
            <text:p>96,911</text:p>
          </table:table-cell>
          <table:table-cell office:value-type="float" office:value="48800" table:style-name="ce11">
            <text:p>48,800</text:p>
          </table:table-cell>
          <table:table-cell office:value-type="float" office:value="48111" table:style-name="ce10">
            <text:p>48,11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860" table:style-name="ce52">
            <text:p>28,860</text:p>
          </table:table-cell>
          <table:table-cell office:value-type="float" office:value="79187" table:style-name="ce49">
            <text:p>79,187</text:p>
          </table:table-cell>
          <table:table-cell office:value-type="float" office:value="40051" table:style-name="ce11">
            <text:p>40,051</text:p>
          </table:table-cell>
          <table:table-cell office:value-type="float" office:value="39136" table:style-name="ce10">
            <text:p>39,13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2" table:style-name="ce52">
            <text:p>4,392</text:p>
          </table:table-cell>
          <table:table-cell office:value-type="float" office:value="12474" table:style-name="ce49">
            <text:p>12,474</text:p>
          </table:table-cell>
          <table:table-cell office:value-type="float" office:value="6772" table:style-name="ce11">
            <text:p>6,772</text:p>
          </table:table-cell>
          <table:table-cell office:value-type="float" office:value="5702" table:style-name="ce10">
            <text:p>5,70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520" table:style-name="ce52">
            <text:p>19,520</text:p>
          </table:table-cell>
          <table:table-cell office:value-type="float" office:value="57609" table:style-name="ce49">
            <text:p>57,609</text:p>
          </table:table-cell>
          <table:table-cell office:value-type="float" office:value="29526" table:style-name="ce11">
            <text:p>29,526</text:p>
          </table:table-cell>
          <table:table-cell office:value-type="float" office:value="28083" table:style-name="ce10">
            <text:p>28,08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96" table:style-name="ce52">
            <text:p>6,896</text:p>
          </table:table-cell>
          <table:table-cell office:value-type="float" office:value="19873" table:style-name="ce49">
            <text:p>19,873</text:p>
          </table:table-cell>
          <table:table-cell office:value-type="float" office:value="10510" table:style-name="ce11">
            <text:p>10,510</text:p>
          </table:table-cell>
          <table:table-cell office:value-type="float" office:value="9363" table:style-name="ce10">
            <text:p>9,363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6001" table:style-name="ce52">
            <text:p>6,001</text:p>
          </table:table-cell>
          <table:table-cell office:value-type="float" office:value="14574" table:style-name="ce49">
            <text:p>14,574</text:p>
          </table:table-cell>
          <table:table-cell office:value-type="float" office:value="7939" table:style-name="ce11">
            <text:p>7,939</text:p>
          </table:table-cell>
          <table:table-cell office:value-type="float" office:value="6635" table:style-name="ce10">
            <text:p>6,635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29" table:style-name="ce52">
            <text:p>3,129</text:p>
          </table:table-cell>
          <table:table-cell office:value-type="float" office:value="8969" table:style-name="ce49">
            <text:p>8,969</text:p>
          </table:table-cell>
          <table:table-cell office:value-type="float" office:value="4892" table:style-name="ce11">
            <text:p>4,892</text:p>
          </table:table-cell>
          <table:table-cell office:value-type="float" office:value="4077" table:style-name="ce10">
            <text:p>4,07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2" table:style-name="ce52">
            <text:p>2,082</text:p>
          </table:table-cell>
          <table:table-cell office:value-type="float" office:value="5363" table:style-name="ce49">
            <text:p>5,363</text:p>
          </table:table-cell>
          <table:table-cell office:value-type="float" office:value="2956" table:style-name="ce11">
            <text:p>2,956</text:p>
          </table:table-cell>
          <table:table-cell office:value-type="float" office:value="2407" table:style-name="ce10">
            <text:p>2,407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27" table:style-name="ce52">
            <text:p>2,927</text:p>
          </table:table-cell>
          <table:table-cell office:value-type="float" office:value="9574" table:style-name="ce49">
            <text:p>9,574</text:p>
          </table:table-cell>
          <table:table-cell office:value-type="float" office:value="4980" table:style-name="ce11">
            <text:p>4,980</text:p>
          </table:table-cell>
          <table:table-cell office:value-type="float" office:value="4594" table:style-name="ce10">
            <text:p>4,594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4" table:style-name="ce53">
            <text:p>1,764</text:p>
          </table:table-cell>
          <table:table-cell office:value-type="float" office:value="4451" table:style-name="ce51">
            <text:p>4,451</text:p>
          </table:table-cell>
          <table:table-cell office:value-type="float" office:value="2407" table:style-name="ce18">
            <text:p>2,407</text:p>
          </table:table-cell>
          <table:table-cell office:value-type="float" office:value="2044" table:style-name="ce17">
            <text:p>2,044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4055" table:style-name="ce71">
            <text:p>194,055</text:p>
          </table:table-cell>
          <table:table-cell office:value-type="float" office:value="541226" table:style-name="ce79">
            <text:p>541,226</text:p>
          </table:table-cell>
          <table:table-cell office:value-type="float" office:value="278994" table:style-name="ce79">
            <text:p>278,994</text:p>
          </table:table-cell>
          <table:table-cell office:value-type="float" office:value="262232" table:style-name="ce73">
            <text:p>262,2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324" table:style-name="ce52">
            <text:p>32,324</text:p>
          </table:table-cell>
          <table:table-cell office:value-type="float" office:value="87507" table:style-name="ce11">
            <text:p>87,507</text:p>
          </table:table-cell>
          <table:table-cell office:value-type="float" office:value="43581" table:style-name="ce11">
            <text:p>43,581</text:p>
          </table:table-cell>
          <table:table-cell office:value-type="float" office:value="43926" table:style-name="ce10">
            <text:p>43,926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469" table:style-name="ce52">
            <text:p>37,469</text:p>
          </table:table-cell>
          <table:table-cell office:value-type="float" office:value="104745" table:style-name="ce11">
            <text:p>104,745</text:p>
          </table:table-cell>
          <table:table-cell office:value-type="float" office:value="52753" table:style-name="ce11">
            <text:p>52,753</text:p>
          </table:table-cell>
          <table:table-cell office:value-type="float" office:value="51992" table:style-name="ce10">
            <text:p>51,99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5043" table:style-name="ce52">
            <text:p>15,043</text:p>
          </table:table-cell>
          <table:table-cell office:value-type="float" office:value="44498" table:style-name="ce11">
            <text:p>44,498</text:p>
          </table:table-cell>
          <table:table-cell office:value-type="float" office:value="23213" table:style-name="ce11">
            <text:p>23,213</text:p>
          </table:table-cell>
          <table:table-cell office:value-type="float" office:value="21285" table:style-name="ce10">
            <text:p>21,2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71" table:style-name="ce52">
            <text:p>11,571</text:p>
          </table:table-cell>
          <table:table-cell office:value-type="float" office:value="32808" table:style-name="ce11">
            <text:p>32,808</text:p>
          </table:table-cell>
          <table:table-cell office:value-type="float" office:value="17352" table:style-name="ce11">
            <text:p>17,352</text:p>
          </table:table-cell>
          <table:table-cell office:value-type="float" office:value="15456" table:style-name="ce10">
            <text:p>15,4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450" table:style-name="ce52">
            <text:p>31,450</text:p>
          </table:table-cell>
          <table:table-cell office:value-type="float" office:value="87270" table:style-name="ce11">
            <text:p>87,270</text:p>
          </table:table-cell>
          <table:table-cell office:value-type="float" office:value="44035" table:style-name="ce11">
            <text:p>44,035</text:p>
          </table:table-cell>
          <table:table-cell office:value-type="float" office:value="43235" table:style-name="ce10">
            <text:p>43,2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93" table:style-name="ce52">
            <text:p>12,093</text:p>
          </table:table-cell>
          <table:table-cell office:value-type="float" office:value="35021" table:style-name="ce11">
            <text:p>35,021</text:p>
          </table:table-cell>
          <table:table-cell office:value-type="float" office:value="18539" table:style-name="ce11">
            <text:p>18,539</text:p>
          </table:table-cell>
          <table:table-cell office:value-type="float" office:value="16482" table:style-name="ce10">
            <text:p>16,4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10" table:style-name="ce52">
            <text:p>5,910</text:p>
          </table:table-cell>
          <table:table-cell office:value-type="float" office:value="16081" table:style-name="ce11">
            <text:p>16,081</text:p>
          </table:table-cell>
          <table:table-cell office:value-type="float" office:value="8424" table:style-name="ce11">
            <text:p>8,424</text:p>
          </table:table-cell>
          <table:table-cell office:value-type="float" office:value="7657" table:style-name="ce10">
            <text:p>7,6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66" table:style-name="ce52">
            <text:p>5,266</text:p>
          </table:table-cell>
          <table:table-cell office:value-type="float" office:value="13776" table:style-name="ce11">
            <text:p>13,776</text:p>
          </table:table-cell>
          <table:table-cell office:value-type="float" office:value="7353" table:style-name="ce11">
            <text:p>7,353</text:p>
          </table:table-cell>
          <table:table-cell office:value-type="float" office:value="6423" table:style-name="ce10">
            <text:p>6,4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35" table:style-name="ce52">
            <text:p>10,835</text:p>
          </table:table-cell>
          <table:table-cell office:value-type="float" office:value="32247" table:style-name="ce11">
            <text:p>32,247</text:p>
          </table:table-cell>
          <table:table-cell office:value-type="float" office:value="16810" table:style-name="ce11">
            <text:p>16,810</text:p>
          </table:table-cell>
          <table:table-cell office:value-type="float" office:value="15437" table:style-name="ce10">
            <text:p>15,4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4" table:style-name="ce52">
            <text:p>6,114</text:p>
          </table:table-cell>
          <table:table-cell office:value-type="float" office:value="17121" table:style-name="ce11">
            <text:p>17,121</text:p>
          </table:table-cell>
          <table:table-cell office:value-type="float" office:value="9094" table:style-name="ce11">
            <text:p>9,094</text:p>
          </table:table-cell>
          <table:table-cell office:value-type="float" office:value="8027" table:style-name="ce10">
            <text:p>8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893" table:style-name="ce52">
            <text:p>3,893</text:p>
          </table:table-cell>
          <table:table-cell office:value-type="float" office:value="9468" table:style-name="ce11">
            <text:p>9,468</text:p>
          </table:table-cell>
          <table:table-cell office:value-type="float" office:value="5211" table:style-name="ce11">
            <text:p>5,211</text:p>
          </table:table-cell>
          <table:table-cell office:value-type="float" office:value="4257" table:style-name="ce10">
            <text:p>4,2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4" table:style-name="ce52">
            <text:p>3,614</text:p>
          </table:table-cell>
          <table:table-cell office:value-type="float" office:value="10159" table:style-name="ce11">
            <text:p>10,159</text:p>
          </table:table-cell>
          <table:table-cell office:value-type="float" office:value="5387" table:style-name="ce11">
            <text:p>5,387</text:p>
          </table:table-cell>
          <table:table-cell office:value-type="float" office:value="4772" table:style-name="ce10">
            <text:p>4,7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5" table:style-name="ce52">
            <text:p>5,645</text:p>
          </table:table-cell>
          <table:table-cell office:value-type="float" office:value="15576" table:style-name="ce11">
            <text:p>15,576</text:p>
          </table:table-cell>
          <table:table-cell office:value-type="float" office:value="8246" table:style-name="ce11">
            <text:p>8,246</text:p>
          </table:table-cell>
          <table:table-cell office:value-type="float" office:value="7330" table:style-name="ce10">
            <text:p>7,3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5" table:style-name="ce52">
            <text:p>2,635</text:p>
          </table:table-cell>
          <table:table-cell office:value-type="float" office:value="6661" table:style-name="ce11">
            <text:p>6,661</text:p>
          </table:table-cell>
          <table:table-cell office:value-type="float" office:value="3739" table:style-name="ce11">
            <text:p>3,739</text:p>
          </table:table-cell>
          <table:table-cell office:value-type="float" office:value="2922" table:style-name="ce10">
            <text:p>2,9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41" table:style-name="ce52">
            <text:p>4,141</text:p>
          </table:table-cell>
          <table:table-cell office:value-type="float" office:value="12134" table:style-name="ce11">
            <text:p>12,134</text:p>
          </table:table-cell>
          <table:table-cell office:value-type="float" office:value="6439" table:style-name="ce11">
            <text:p>6,439</text:p>
          </table:table-cell>
          <table:table-cell office:value-type="float" office:value="5695" table:style-name="ce10">
            <text:p>5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8" table:style-name="ce52">
            <text:p>2,338</text:p>
          </table:table-cell>
          <table:table-cell office:value-type="float" office:value="6310" table:style-name="ce11">
            <text:p>6,310</text:p>
          </table:table-cell>
          <table:table-cell office:value-type="float" office:value="3442" table:style-name="ce11">
            <text:p>3,442</text:p>
          </table:table-cell>
          <table:table-cell office:value-type="float" office:value="2868" table:style-name="ce10">
            <text:p>2,8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23" table:style-name="ce52">
            <text:p>1,723</text:p>
          </table:table-cell>
          <table:table-cell office:value-type="float" office:value="4121" table:style-name="ce11">
            <text:p>4,121</text:p>
          </table:table-cell>
          <table:table-cell office:value-type="float" office:value="2290" table:style-name="ce11">
            <text:p>2,290</text:p>
          </table:table-cell>
          <table:table-cell office:value-type="float" office:value="1831" table:style-name="ce10">
            <text:p>1,83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91" table:style-name="ce53">
            <text:p>1,991</text:p>
          </table:table-cell>
          <table:table-cell office:value-type="float" office:value="5723" table:style-name="ce18">
            <text:p>5,723</text:p>
          </table:table-cell>
          <table:table-cell office:value-type="float" office:value="3086" table:style-name="ce18">
            <text:p>3,086</text:p>
          </table:table-cell>
          <table:table-cell office:value-type="float" office:value="2637" table:style-name="ce17">
            <text:p>2,637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7314" table:style-name="ce71">
            <text:p>397,314</text:p>
          </table:table-cell>
          <table:table-cell office:value-type="float" office:value="1262673" table:style-name="ce79">
            <text:p>1,262,673</text:p>
          </table:table-cell>
          <table:table-cell office:value-type="float" office:value="641697" table:style-name="ce79">
            <text:p>641,697</text:p>
          </table:table-cell>
          <table:table-cell office:value-type="float" office:value="620976" table:style-name="ce73">
            <text:p>620,9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166" table:style-name="ce52">
            <text:p>78,166</text:p>
          </table:table-cell>
          <table:table-cell office:value-type="float" office:value="230366" table:style-name="ce11">
            <text:p>230,366</text:p>
          </table:table-cell>
          <table:table-cell office:value-type="float" office:value="113288" table:style-name="ce11">
            <text:p>113,288</text:p>
          </table:table-cell>
          <table:table-cell office:value-type="float" office:value="117078" table:style-name="ce10">
            <text:p>117,07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1039" table:style-name="ce52">
            <text:p>41,039</text:p>
          </table:table-cell>
          <table:table-cell office:value-type="float" office:value="123738" table:style-name="ce11">
            <text:p>123,738</text:p>
          </table:table-cell>
          <table:table-cell office:value-type="float" office:value="61226" table:style-name="ce11">
            <text:p>61,226</text:p>
          </table:table-cell>
          <table:table-cell office:value-type="float" office:value="62512" table:style-name="ce10">
            <text:p>62,512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338" table:style-name="ce52">
            <text:p>25,338</text:p>
          </table:table-cell>
          <table:table-cell office:value-type="float" office:value="86286" table:style-name="ce11">
            <text:p>86,286</text:p>
          </table:table-cell>
          <table:table-cell office:value-type="float" office:value="43792" table:style-name="ce11">
            <text:p>43,792</text:p>
          </table:table-cell>
          <table:table-cell office:value-type="float" office:value="42494" table:style-name="ce10">
            <text:p>42,49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551" table:style-name="ce52">
            <text:p>27,551</text:p>
          </table:table-cell>
          <table:table-cell office:value-type="float" office:value="89927" table:style-name="ce11">
            <text:p>89,927</text:p>
          </table:table-cell>
          <table:table-cell office:value-type="float" office:value="45764" table:style-name="ce11">
            <text:p>45,764</text:p>
          </table:table-cell>
          <table:table-cell office:value-type="float" office:value="44163" table:style-name="ce10">
            <text:p>44,163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118" table:style-name="ce52">
            <text:p>11,118</text:p>
          </table:table-cell>
          <table:table-cell office:value-type="float" office:value="33344" table:style-name="ce11">
            <text:p>33,344</text:p>
          </table:table-cell>
          <table:table-cell office:value-type="float" office:value="16747" table:style-name="ce11">
            <text:p>16,747</text:p>
          </table:table-cell>
          <table:table-cell office:value-type="float" office:value="16597" table:style-name="ce10">
            <text:p>16,59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730" table:style-name="ce52">
            <text:p>16,730</text:p>
          </table:table-cell>
          <table:table-cell office:value-type="float" office:value="54666" table:style-name="ce11">
            <text:p>54,666</text:p>
          </table:table-cell>
          <table:table-cell office:value-type="float" office:value="27656" table:style-name="ce11">
            <text:p>27,656</text:p>
          </table:table-cell>
          <table:table-cell office:value-type="float" office:value="27010" table:style-name="ce10">
            <text:p>27,01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405" table:style-name="ce52">
            <text:p>13,405</text:p>
          </table:table-cell>
          <table:table-cell office:value-type="float" office:value="40532" table:style-name="ce11">
            <text:p>40,532</text:p>
          </table:table-cell>
          <table:table-cell office:value-type="float" office:value="20783" table:style-name="ce11">
            <text:p>20,783</text:p>
          </table:table-cell>
          <table:table-cell office:value-type="float" office:value="19749" table:style-name="ce10">
            <text:p>19,74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87" table:style-name="ce52">
            <text:p>15,287</text:p>
          </table:table-cell>
          <table:table-cell office:value-type="float" office:value="49470" table:style-name="ce11">
            <text:p>49,470</text:p>
          </table:table-cell>
          <table:table-cell office:value-type="float" office:value="25338" table:style-name="ce11">
            <text:p>25,338</text:p>
          </table:table-cell>
          <table:table-cell office:value-type="float" office:value="24132" table:style-name="ce10">
            <text:p>24,13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40" table:style-name="ce52">
            <text:p>4,540</text:p>
          </table:table-cell>
          <table:table-cell office:value-type="float" office:value="16597" table:style-name="ce11">
            <text:p>16,597</text:p>
          </table:table-cell>
          <table:table-cell office:value-type="float" office:value="8546" table:style-name="ce11">
            <text:p>8,546</text:p>
          </table:table-cell>
          <table:table-cell office:value-type="float" office:value="8051" table:style-name="ce10">
            <text:p>8,05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91" table:style-name="ce52">
            <text:p>10,591</text:p>
          </table:table-cell>
          <table:table-cell office:value-type="float" office:value="37747" table:style-name="ce11">
            <text:p>37,747</text:p>
          </table:table-cell>
          <table:table-cell office:value-type="float" office:value="19071" table:style-name="ce11">
            <text:p>19,071</text:p>
          </table:table-cell>
          <table:table-cell office:value-type="float" office:value="18676" table:style-name="ce10">
            <text:p>18,6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44" table:style-name="ce52">
            <text:p>13,244</text:p>
          </table:table-cell>
          <table:table-cell office:value-type="float" office:value="46150" table:style-name="ce11">
            <text:p>46,150</text:p>
          </table:table-cell>
          <table:table-cell office:value-type="float" office:value="24054" table:style-name="ce11">
            <text:p>24,054</text:p>
          </table:table-cell>
          <table:table-cell office:value-type="float" office:value="22096" table:style-name="ce10">
            <text:p>22,09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55" table:style-name="ce52">
            <text:p>11,155</text:p>
          </table:table-cell>
          <table:table-cell office:value-type="float" office:value="38841" table:style-name="ce11">
            <text:p>38,841</text:p>
          </table:table-cell>
          <table:table-cell office:value-type="float" office:value="20000" table:style-name="ce11">
            <text:p>20,000</text:p>
          </table:table-cell>
          <table:table-cell office:value-type="float" office:value="18841" table:style-name="ce10">
            <text:p>18,84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57" table:style-name="ce52">
            <text:p>14,457</text:p>
          </table:table-cell>
          <table:table-cell office:value-type="float" office:value="45073" table:style-name="ce11">
            <text:p>45,073</text:p>
          </table:table-cell>
          <table:table-cell office:value-type="float" office:value="23125" table:style-name="ce11">
            <text:p>23,125</text:p>
          </table:table-cell>
          <table:table-cell office:value-type="float" office:value="21948" table:style-name="ce10">
            <text:p>21,9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26" table:style-name="ce52">
            <text:p>6,826</text:p>
          </table:table-cell>
          <table:table-cell office:value-type="float" office:value="23012" table:style-name="ce11">
            <text:p>23,012</text:p>
          </table:table-cell>
          <table:table-cell office:value-type="float" office:value="12130" table:style-name="ce11">
            <text:p>12,130</text:p>
          </table:table-cell>
          <table:table-cell office:value-type="float" office:value="10882" table:style-name="ce10">
            <text:p>10,8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752" table:style-name="ce52">
            <text:p>11,752</text:p>
          </table:table-cell>
          <table:table-cell office:value-type="float" office:value="38946" table:style-name="ce11">
            <text:p>38,946</text:p>
          </table:table-cell>
          <table:table-cell office:value-type="float" office:value="19880" table:style-name="ce11">
            <text:p>19,880</text:p>
          </table:table-cell>
          <table:table-cell office:value-type="float" office:value="19066" table:style-name="ce10">
            <text:p>19,0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321" table:style-name="ce52">
            <text:p>9,321</text:p>
          </table:table-cell>
          <table:table-cell office:value-type="float" office:value="31826" table:style-name="ce11">
            <text:p>31,826</text:p>
          </table:table-cell>
          <table:table-cell office:value-type="float" office:value="16704" table:style-name="ce11">
            <text:p>16,704</text:p>
          </table:table-cell>
          <table:table-cell office:value-type="float" office:value="15122" table:style-name="ce10">
            <text:p>15,1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6" table:style-name="ce52">
            <text:p>10,946</text:p>
          </table:table-cell>
          <table:table-cell office:value-type="float" office:value="34283" table:style-name="ce11">
            <text:p>34,283</text:p>
          </table:table-cell>
          <table:table-cell office:value-type="float" office:value="17598" table:style-name="ce11">
            <text:p>17,598</text:p>
          </table:table-cell>
          <table:table-cell office:value-type="float" office:value="16685" table:style-name="ce10">
            <text:p>16,6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118" table:style-name="ce52">
            <text:p>11,118</text:p>
          </table:table-cell>
          <table:table-cell office:value-type="float" office:value="36170" table:style-name="ce11">
            <text:p>36,170</text:p>
          </table:table-cell>
          <table:table-cell office:value-type="float" office:value="18716" table:style-name="ce11">
            <text:p>18,716</text:p>
          </table:table-cell>
          <table:table-cell office:value-type="float" office:value="17454" table:style-name="ce10">
            <text:p>17,4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72" table:style-name="ce52">
            <text:p>13,172</text:p>
          </table:table-cell>
          <table:table-cell office:value-type="float" office:value="42293" table:style-name="ce11">
            <text:p>42,293</text:p>
          </table:table-cell>
          <table:table-cell office:value-type="float" office:value="21731" table:style-name="ce11">
            <text:p>21,731</text:p>
          </table:table-cell>
          <table:table-cell office:value-type="float" office:value="20562" table:style-name="ce10">
            <text:p>20,5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89" table:style-name="ce52">
            <text:p>5,289</text:p>
          </table:table-cell>
          <table:table-cell office:value-type="float" office:value="14544" table:style-name="ce11">
            <text:p>14,544</text:p>
          </table:table-cell>
          <table:table-cell office:value-type="float" office:value="7671" table:style-name="ce11">
            <text:p>7,671</text:p>
          </table:table-cell>
          <table:table-cell office:value-type="float" office:value="6873" table:style-name="ce10">
            <text:p>6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43" table:style-name="ce52">
            <text:p>8,143</text:p>
          </table:table-cell>
          <table:table-cell office:value-type="float" office:value="26611" table:style-name="ce11">
            <text:p>26,611</text:p>
          </table:table-cell>
          <table:table-cell office:value-type="float" office:value="13750" table:style-name="ce11">
            <text:p>13,750</text:p>
          </table:table-cell>
          <table:table-cell office:value-type="float" office:value="12861" table:style-name="ce10">
            <text:p>12,8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84" table:style-name="ce52">
            <text:p>9,184</text:p>
          </table:table-cell>
          <table:table-cell office:value-type="float" office:value="29960" table:style-name="ce11">
            <text:p>29,960</text:p>
          </table:table-cell>
          <table:table-cell office:value-type="float" office:value="15444" table:style-name="ce11">
            <text:p>15,444</text:p>
          </table:table-cell>
          <table:table-cell office:value-type="float" office:value="14516" table:style-name="ce10">
            <text:p>14,5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35" table:style-name="ce52">
            <text:p>10,135</text:p>
          </table:table-cell>
          <table:table-cell office:value-type="float" office:value="32523" table:style-name="ce11">
            <text:p>32,523</text:p>
          </table:table-cell>
          <table:table-cell office:value-type="float" office:value="17165" table:style-name="ce11">
            <text:p>17,165</text:p>
          </table:table-cell>
          <table:table-cell office:value-type="float" office:value="15358" table:style-name="ce10">
            <text:p>15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66" table:style-name="ce52">
            <text:p>5,166</text:p>
          </table:table-cell>
          <table:table-cell office:value-type="float" office:value="15984" table:style-name="ce11">
            <text:p>15,984</text:p>
          </table:table-cell>
          <table:table-cell office:value-type="float" office:value="8616" table:style-name="ce11">
            <text:p>8,616</text:p>
          </table:table-cell>
          <table:table-cell office:value-type="float" office:value="7368" table:style-name="ce10">
            <text:p>7,3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595" table:style-name="ce52">
            <text:p>4,595</text:p>
          </table:table-cell>
          <table:table-cell office:value-type="float" office:value="14733" table:style-name="ce11">
            <text:p>14,733</text:p>
          </table:table-cell>
          <table:table-cell office:value-type="float" office:value="7723" table:style-name="ce11">
            <text:p>7,723</text:p>
          </table:table-cell>
          <table:table-cell office:value-type="float" office:value="7010" table:style-name="ce10">
            <text:p>7,01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46" table:style-name="ce53">
            <text:p>9,046</text:p>
          </table:table-cell>
          <table:table-cell office:value-type="float" office:value="29051" table:style-name="ce18">
            <text:p>29,051</text:p>
          </table:table-cell>
          <table:table-cell office:value-type="float" office:value="15179" table:style-name="ce18">
            <text:p>15,179</text:p>
          </table:table-cell>
          <table:table-cell office:value-type="float" office:value="13872" table:style-name="ce17">
            <text:p>13,872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611" table:style-name="ce71">
            <text:p>179,611</text:p>
          </table:table-cell>
          <table:table-cell office:value-type="float" office:value="489148" table:style-name="ce79">
            <text:p>489,148</text:p>
          </table:table-cell>
          <table:table-cell office:value-type="float" office:value="249968" table:style-name="ce79">
            <text:p>249,968</text:p>
          </table:table-cell>
          <table:table-cell office:value-type="float" office:value="239180" table:style-name="ce73">
            <text:p>239,1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526" table:style-name="ce52">
            <text:p>35,526</text:p>
          </table:table-cell>
          <table:table-cell office:value-type="float" office:value="99018" table:style-name="ce11">
            <text:p>99,018</text:p>
          </table:table-cell>
          <table:table-cell office:value-type="float" office:value="49465" table:style-name="ce11">
            <text:p>49,465</text:p>
          </table:table-cell>
          <table:table-cell office:value-type="float" office:value="49553" table:style-name="ce10">
            <text:p>49,5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82" table:style-name="ce52">
            <text:p>29,082</text:p>
          </table:table-cell>
          <table:table-cell office:value-type="float" office:value="78986" table:style-name="ce11">
            <text:p>78,986</text:p>
          </table:table-cell>
          <table:table-cell office:value-type="float" office:value="39205" table:style-name="ce11">
            <text:p>39,205</text:p>
          </table:table-cell>
          <table:table-cell office:value-type="float" office:value="39781" table:style-name="ce10">
            <text:p>39,78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112" table:style-name="ce52">
            <text:p>34,112</text:p>
          </table:table-cell>
          <table:table-cell office:value-type="float" office:value="97325" table:style-name="ce11">
            <text:p>97,325</text:p>
          </table:table-cell>
          <table:table-cell office:value-type="float" office:value="48998" table:style-name="ce11">
            <text:p>48,998</text:p>
          </table:table-cell>
          <table:table-cell office:value-type="float" office:value="48327" table:style-name="ce10">
            <text:p>48,3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17" table:style-name="ce52">
            <text:p>20,317</text:p>
          </table:table-cell>
          <table:table-cell office:value-type="float" office:value="53225" table:style-name="ce11">
            <text:p>53,225</text:p>
          </table:table-cell>
          <table:table-cell office:value-type="float" office:value="27195" table:style-name="ce11">
            <text:p>27,195</text:p>
          </table:table-cell>
          <table:table-cell office:value-type="float" office:value="26030" table:style-name="ce10">
            <text:p>26,0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2" table:style-name="ce52">
            <text:p>4,252</text:p>
          </table:table-cell>
          <table:table-cell office:value-type="float" office:value="10381" table:style-name="ce11">
            <text:p>10,381</text:p>
          </table:table-cell>
          <table:table-cell office:value-type="float" office:value="5441" table:style-name="ce11">
            <text:p>5,441</text:p>
          </table:table-cell>
          <table:table-cell office:value-type="float" office:value="4940" table:style-name="ce10">
            <text:p>4,9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61" table:style-name="ce52">
            <text:p>12,661</text:p>
          </table:table-cell>
          <table:table-cell office:value-type="float" office:value="37327" table:style-name="ce11">
            <text:p>37,327</text:p>
          </table:table-cell>
          <table:table-cell office:value-type="float" office:value="19661" table:style-name="ce11">
            <text:p>19,661</text:p>
          </table:table-cell>
          <table:table-cell office:value-type="float" office:value="17666" table:style-name="ce10">
            <text:p>17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7983" table:style-name="ce52">
            <text:p>7,983</text:p>
          </table:table-cell>
          <table:table-cell office:value-type="float" office:value="17100" table:style-name="ce11">
            <text:p>17,100</text:p>
          </table:table-cell>
          <table:table-cell office:value-type="float" office:value="9128" table:style-name="ce11">
            <text:p>9,128</text:p>
          </table:table-cell>
          <table:table-cell office:value-type="float" office:value="7972" table:style-name="ce10">
            <text:p>7,9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74" table:style-name="ce52">
            <text:p>5,574</text:p>
          </table:table-cell>
          <table:table-cell office:value-type="float" office:value="14195" table:style-name="ce11">
            <text:p>14,195</text:p>
          </table:table-cell>
          <table:table-cell office:value-type="float" office:value="7749" table:style-name="ce11">
            <text:p>7,749</text:p>
          </table:table-cell>
          <table:table-cell office:value-type="float" office:value="6446" table:style-name="ce10">
            <text:p>6,4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34" table:style-name="ce52">
            <text:p>5,734</text:p>
          </table:table-cell>
          <table:table-cell office:value-type="float" office:value="15331" table:style-name="ce11">
            <text:p>15,331</text:p>
          </table:table-cell>
          <table:table-cell office:value-type="float" office:value="8091" table:style-name="ce11">
            <text:p>8,091</text:p>
          </table:table-cell>
          <table:table-cell office:value-type="float" office:value="7240" table:style-name="ce10">
            <text:p>7,2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76" table:style-name="ce52">
            <text:p>7,176</text:p>
          </table:table-cell>
          <table:table-cell office:value-type="float" office:value="17812" table:style-name="ce11">
            <text:p>17,812</text:p>
          </table:table-cell>
          <table:table-cell office:value-type="float" office:value="9622" table:style-name="ce11">
            <text:p>9,622</text:p>
          </table:table-cell>
          <table:table-cell office:value-type="float" office:value="8190" table:style-name="ce10">
            <text:p>8,1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094" table:style-name="ce52">
            <text:p>7,094</text:p>
          </table:table-cell>
          <table:table-cell office:value-type="float" office:value="16878" table:style-name="ce11">
            <text:p>16,878</text:p>
          </table:table-cell>
          <table:table-cell office:value-type="float" office:value="8862" table:style-name="ce11">
            <text:p>8,862</text:p>
          </table:table-cell>
          <table:table-cell office:value-type="float" office:value="8016" table:style-name="ce10">
            <text:p>8,0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69" table:style-name="ce52">
            <text:p>5,269</text:p>
          </table:table-cell>
          <table:table-cell office:value-type="float" office:value="15811" table:style-name="ce11">
            <text:p>15,811</text:p>
          </table:table-cell>
          <table:table-cell office:value-type="float" office:value="8462" table:style-name="ce11">
            <text:p>8,462</text:p>
          </table:table-cell>
          <table:table-cell office:value-type="float" office:value="7349" table:style-name="ce10">
            <text:p>7,34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31" table:style-name="ce53">
            <text:p>4,831</text:p>
          </table:table-cell>
          <table:table-cell office:value-type="float" office:value="15759" table:style-name="ce18">
            <text:p>15,759</text:p>
          </table:table-cell>
          <table:table-cell office:value-type="float" office:value="8089" table:style-name="ce18">
            <text:p>8,089</text:p>
          </table:table-cell>
          <table:table-cell office:value-type="float" office:value="7670" table:style-name="ce17">
            <text:p>7,67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213" table:style-name="ce71">
            <text:p>244,213</text:p>
          </table:table-cell>
          <table:table-cell office:value-type="float" office:value="674622" table:style-name="ce79">
            <text:p>674,622</text:p>
          </table:table-cell>
          <table:table-cell office:value-type="float" office:value="348860" table:style-name="ce79">
            <text:p>348,860</text:p>
          </table:table-cell>
          <table:table-cell office:value-type="float" office:value="325762" table:style-name="ce73">
            <text:p>325,7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541" table:style-name="ce52">
            <text:p>39,541</text:p>
          </table:table-cell>
          <table:table-cell office:value-type="float" office:value="108632" table:style-name="ce11">
            <text:p>108,632</text:p>
          </table:table-cell>
          <table:table-cell office:value-type="float" office:value="53854" table:style-name="ce11">
            <text:p>53,854</text:p>
          </table:table-cell>
          <table:table-cell office:value-type="float" office:value="54778" table:style-name="ce10">
            <text:p>54,77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60" table:style-name="ce52">
            <text:p>16,160</text:p>
          </table:table-cell>
          <table:table-cell office:value-type="float" office:value="43949" table:style-name="ce11">
            <text:p>43,949</text:p>
          </table:table-cell>
          <table:table-cell office:value-type="float" office:value="22283" table:style-name="ce11">
            <text:p>22,283</text:p>
          </table:table-cell>
          <table:table-cell office:value-type="float" office:value="21666" table:style-name="ce10">
            <text:p>21,6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6019" table:style-name="ce52">
            <text:p>26,019</text:p>
          </table:table-cell>
          <table:table-cell office:value-type="float" office:value="70819" table:style-name="ce11">
            <text:p>70,819</text:p>
          </table:table-cell>
          <table:table-cell office:value-type="float" office:value="35771" table:style-name="ce11">
            <text:p>35,771</text:p>
          </table:table-cell>
          <table:table-cell office:value-type="float" office:value="35048" table:style-name="ce10">
            <text:p>35,0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82" table:style-name="ce52">
            <text:p>15,082</text:p>
          </table:table-cell>
          <table:table-cell office:value-type="float" office:value="45305" table:style-name="ce11">
            <text:p>45,305</text:p>
          </table:table-cell>
          <table:table-cell office:value-type="float" office:value="22750" table:style-name="ce11">
            <text:p>22,750</text:p>
          </table:table-cell>
          <table:table-cell office:value-type="float" office:value="22555" table:style-name="ce10">
            <text:p>22,5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0" table:style-name="ce52">
            <text:p>9,580</text:p>
          </table:table-cell>
          <table:table-cell office:value-type="float" office:value="28188" table:style-name="ce11">
            <text:p>28,188</text:p>
          </table:table-cell>
          <table:table-cell office:value-type="float" office:value="14709" table:style-name="ce11">
            <text:p>14,709</text:p>
          </table:table-cell>
          <table:table-cell office:value-type="float" office:value="13479" table:style-name="ce10">
            <text:p>13,4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17" table:style-name="ce52">
            <text:p>16,117</text:p>
          </table:table-cell>
          <table:table-cell office:value-type="float" office:value="38908" table:style-name="ce11">
            <text:p>38,908</text:p>
          </table:table-cell>
          <table:table-cell office:value-type="float" office:value="20105" table:style-name="ce11">
            <text:p>20,105</text:p>
          </table:table-cell>
          <table:table-cell office:value-type="float" office:value="18803" table:style-name="ce10">
            <text:p>18,8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90" table:style-name="ce52">
            <text:p>11,290</text:p>
          </table:table-cell>
          <table:table-cell office:value-type="float" office:value="30720" table:style-name="ce11">
            <text:p>30,720</text:p>
          </table:table-cell>
          <table:table-cell office:value-type="float" office:value="16144" table:style-name="ce11">
            <text:p>16,144</text:p>
          </table:table-cell>
          <table:table-cell office:value-type="float" office:value="14576" table:style-name="ce10">
            <text:p>14,5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66" table:style-name="ce52">
            <text:p>6,666</text:p>
          </table:table-cell>
          <table:table-cell office:value-type="float" office:value="18564" table:style-name="ce11">
            <text:p>18,564</text:p>
          </table:table-cell>
          <table:table-cell office:value-type="float" office:value="9867" table:style-name="ce11">
            <text:p>9,867</text:p>
          </table:table-cell>
          <table:table-cell office:value-type="float" office:value="8697" table:style-name="ce10">
            <text:p>8,6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72" table:style-name="ce52">
            <text:p>9,472</text:p>
          </table:table-cell>
          <table:table-cell office:value-type="float" office:value="28186" table:style-name="ce11">
            <text:p>28,186</text:p>
          </table:table-cell>
          <table:table-cell office:value-type="float" office:value="14678" table:style-name="ce11">
            <text:p>14,678</text:p>
          </table:table-cell>
          <table:table-cell office:value-type="float" office:value="13508" table:style-name="ce10">
            <text:p>13,5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2" table:style-name="ce52">
            <text:p>6,012</text:p>
          </table:table-cell>
          <table:table-cell office:value-type="float" office:value="17453" table:style-name="ce11">
            <text:p>17,453</text:p>
          </table:table-cell>
          <table:table-cell office:value-type="float" office:value="9143" table:style-name="ce11">
            <text:p>9,143</text:p>
          </table:table-cell>
          <table:table-cell office:value-type="float" office:value="8310" table:style-name="ce10">
            <text:p>8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70" table:style-name="ce52">
            <text:p>8,970</text:p>
          </table:table-cell>
          <table:table-cell office:value-type="float" office:value="25900" table:style-name="ce11">
            <text:p>25,900</text:p>
          </table:table-cell>
          <table:table-cell office:value-type="float" office:value="13853" table:style-name="ce11">
            <text:p>13,853</text:p>
          </table:table-cell>
          <table:table-cell office:value-type="float" office:value="12047" table:style-name="ce10">
            <text:p>12,0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617" table:style-name="ce52">
            <text:p>8,617</text:p>
          </table:table-cell>
          <table:table-cell office:value-type="float" office:value="23753" table:style-name="ce11">
            <text:p>23,753</text:p>
          </table:table-cell>
          <table:table-cell office:value-type="float" office:value="12531" table:style-name="ce11">
            <text:p>12,531</text:p>
          </table:table-cell>
          <table:table-cell office:value-type="float" office:value="11222" table:style-name="ce10">
            <text:p>11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53" table:style-name="ce52">
            <text:p>15,153</text:p>
          </table:table-cell>
          <table:table-cell office:value-type="float" office:value="47911" table:style-name="ce11">
            <text:p>47,911</text:p>
          </table:table-cell>
          <table:table-cell office:value-type="float" office:value="23795" table:style-name="ce11">
            <text:p>23,795</text:p>
          </table:table-cell>
          <table:table-cell office:value-type="float" office:value="24116" table:style-name="ce10">
            <text:p>24,1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00" table:style-name="ce52">
            <text:p>5,800</text:p>
          </table:table-cell>
          <table:table-cell office:value-type="float" office:value="14039" table:style-name="ce11">
            <text:p>14,039</text:p>
          </table:table-cell>
          <table:table-cell office:value-type="float" office:value="7784" table:style-name="ce11">
            <text:p>7,784</text:p>
          </table:table-cell>
          <table:table-cell office:value-type="float" office:value="6255" table:style-name="ce10">
            <text:p>6,2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37" table:style-name="ce52">
            <text:p>4,437</text:p>
          </table:table-cell>
          <table:table-cell office:value-type="float" office:value="12398" table:style-name="ce11">
            <text:p>12,398</text:p>
          </table:table-cell>
          <table:table-cell office:value-type="float" office:value="6667" table:style-name="ce11">
            <text:p>6,667</text:p>
          </table:table-cell>
          <table:table-cell office:value-type="float" office:value="5731" table:style-name="ce10">
            <text:p>5,7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25" table:style-name="ce52">
            <text:p>8,525</text:p>
          </table:table-cell>
          <table:table-cell office:value-type="float" office:value="22856" table:style-name="ce11">
            <text:p>22,856</text:p>
          </table:table-cell>
          <table:table-cell office:value-type="float" office:value="12240" table:style-name="ce11">
            <text:p>12,240</text:p>
          </table:table-cell>
          <table:table-cell office:value-type="float" office:value="10616" table:style-name="ce10">
            <text:p>10,6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22" table:style-name="ce52">
            <text:p>9,122</text:p>
          </table:table-cell>
          <table:table-cell office:value-type="float" office:value="24550" table:style-name="ce11">
            <text:p>24,550</text:p>
          </table:table-cell>
          <table:table-cell office:value-type="float" office:value="13436" table:style-name="ce11">
            <text:p>13,436</text:p>
          </table:table-cell>
          <table:table-cell office:value-type="float" office:value="11114" table:style-name="ce10">
            <text:p>11,1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49" table:style-name="ce52">
            <text:p>8,649</text:p>
          </table:table-cell>
          <table:table-cell office:value-type="float" office:value="22186" table:style-name="ce11">
            <text:p>22,186</text:p>
          </table:table-cell>
          <table:table-cell office:value-type="float" office:value="12100" table:style-name="ce11">
            <text:p>12,100</text:p>
          </table:table-cell>
          <table:table-cell office:value-type="float" office:value="10086" table:style-name="ce10">
            <text:p>10,08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4" table:style-name="ce52">
            <text:p>9,364</text:p>
          </table:table-cell>
          <table:table-cell office:value-type="float" office:value="26264" table:style-name="ce11">
            <text:p>26,264</text:p>
          </table:table-cell>
          <table:table-cell office:value-type="float" office:value="14024" table:style-name="ce11">
            <text:p>14,024</text:p>
          </table:table-cell>
          <table:table-cell office:value-type="float" office:value="12240" table:style-name="ce10">
            <text:p>12,240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37" table:style-name="ce53">
            <text:p>9,637</text:p>
          </table:table-cell>
          <table:table-cell office:value-type="float" office:value="24041" table:style-name="ce18">
            <text:p>24,041</text:p>
          </table:table-cell>
          <table:table-cell office:value-type="float" office:value="13126" table:style-name="ce18">
            <text:p>13,126</text:p>
          </table:table-cell>
          <table:table-cell office:value-type="float" office:value="10915" table:style-name="ce17">
            <text:p>10,915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696" table:style-name="ce71">
            <text:p>184,696</text:p>
          </table:table-cell>
          <table:table-cell office:value-type="float" office:value="497641" table:style-name="ce79">
            <text:p>497,641</text:p>
          </table:table-cell>
          <table:table-cell office:value-type="float" office:value="258099" table:style-name="ce79">
            <text:p>258,099</text:p>
          </table:table-cell>
          <table:table-cell office:value-type="float" office:value="239542" table:style-name="ce73">
            <text:p>239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714" table:style-name="ce52">
            <text:p>13,714</text:p>
          </table:table-cell>
          <table:table-cell office:value-type="float" office:value="38650" table:style-name="ce11">
            <text:p>38,650</text:p>
          </table:table-cell>
          <table:table-cell office:value-type="float" office:value="19676" table:style-name="ce11">
            <text:p>19,676</text:p>
          </table:table-cell>
          <table:table-cell office:value-type="float" office:value="18974" table:style-name="ce10">
            <text:p>18,9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900" table:style-name="ce52">
            <text:p>15,900</text:p>
          </table:table-cell>
          <table:table-cell office:value-type="float" office:value="41569" table:style-name="ce11">
            <text:p>41,569</text:p>
          </table:table-cell>
          <table:table-cell office:value-type="float" office:value="20946" table:style-name="ce11">
            <text:p>20,946</text:p>
          </table:table-cell>
          <table:table-cell office:value-type="float" office:value="20623" table:style-name="ce10">
            <text:p>20,6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27" table:style-name="ce52">
            <text:p>9,827</text:p>
          </table:table-cell>
          <table:table-cell office:value-type="float" office:value="25843" table:style-name="ce11">
            <text:p>25,843</text:p>
          </table:table-cell>
          <table:table-cell office:value-type="float" office:value="13168" table:style-name="ce11">
            <text:p>13,168</text:p>
          </table:table-cell>
          <table:table-cell office:value-type="float" office:value="12675" table:style-name="ce10">
            <text:p>12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21" table:style-name="ce52">
            <text:p>11,421</text:p>
          </table:table-cell>
          <table:table-cell office:value-type="float" office:value="30303" table:style-name="ce11">
            <text:p>30,303</text:p>
          </table:table-cell>
          <table:table-cell office:value-type="float" office:value="15415" table:style-name="ce11">
            <text:p>15,415</text:p>
          </table:table-cell>
          <table:table-cell office:value-type="float" office:value="14888" table:style-name="ce10">
            <text:p>14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796" table:style-name="ce52">
            <text:p>25,796</text:p>
          </table:table-cell>
          <table:table-cell office:value-type="float" office:value="71173" table:style-name="ce11">
            <text:p>71,173</text:p>
          </table:table-cell>
          <table:table-cell office:value-type="float" office:value="36354" table:style-name="ce11">
            <text:p>36,354</text:p>
          </table:table-cell>
          <table:table-cell office:value-type="float" office:value="34819" table:style-name="ce10">
            <text:p>34,8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64" table:style-name="ce52">
            <text:p>5,264</text:p>
          </table:table-cell>
          <table:table-cell office:value-type="float" office:value="13956" table:style-name="ce11">
            <text:p>13,956</text:p>
          </table:table-cell>
          <table:table-cell office:value-type="float" office:value="7427" table:style-name="ce11">
            <text:p>7,427</text:p>
          </table:table-cell>
          <table:table-cell office:value-type="float" office:value="6529" table:style-name="ce10">
            <text:p>6,5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33" table:style-name="ce52">
            <text:p>10,833</text:p>
          </table:table-cell>
          <table:table-cell office:value-type="float" office:value="31031" table:style-name="ce11">
            <text:p>31,031</text:p>
          </table:table-cell>
          <table:table-cell office:value-type="float" office:value="16370" table:style-name="ce11">
            <text:p>16,370</text:p>
          </table:table-cell>
          <table:table-cell office:value-type="float" office:value="14661" table:style-name="ce10">
            <text:p>14,6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45" table:style-name="ce52">
            <text:p>8,745</text:p>
          </table:table-cell>
          <table:table-cell office:value-type="float" office:value="22041" table:style-name="ce11">
            <text:p>22,041</text:p>
          </table:table-cell>
          <table:table-cell office:value-type="float" office:value="11683" table:style-name="ce11">
            <text:p>11,683</text:p>
          </table:table-cell>
          <table:table-cell office:value-type="float" office:value="10358" table:style-name="ce10">
            <text:p>10,3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093" table:style-name="ce52">
            <text:p>9,093</text:p>
          </table:table-cell>
          <table:table-cell office:value-type="float" office:value="23625" table:style-name="ce11">
            <text:p>23,625</text:p>
          </table:table-cell>
          <table:table-cell office:value-type="float" office:value="12501" table:style-name="ce11">
            <text:p>12,501</text:p>
          </table:table-cell>
          <table:table-cell office:value-type="float" office:value="11124" table:style-name="ce10">
            <text:p>11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44" table:style-name="ce52">
            <text:p>7,244</text:p>
          </table:table-cell>
          <table:table-cell office:value-type="float" office:value="17490" table:style-name="ce11">
            <text:p>17,490</text:p>
          </table:table-cell>
          <table:table-cell office:value-type="float" office:value="9129" table:style-name="ce11">
            <text:p>9,129</text:p>
          </table:table-cell>
          <table:table-cell office:value-type="float" office:value="8361" table:style-name="ce10">
            <text:p>8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4" table:style-name="ce52">
            <text:p>5,734</text:p>
          </table:table-cell>
          <table:table-cell office:value-type="float" office:value="14840" table:style-name="ce11">
            <text:p>14,840</text:p>
          </table:table-cell>
          <table:table-cell office:value-type="float" office:value="7960" table:style-name="ce11">
            <text:p>7,960</text:p>
          </table:table-cell>
          <table:table-cell office:value-type="float" office:value="6880" table:style-name="ce10">
            <text:p>6,8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79" table:style-name="ce52">
            <text:p>18,479</text:p>
          </table:table-cell>
          <table:table-cell office:value-type="float" office:value="48835" table:style-name="ce11">
            <text:p>48,835</text:p>
          </table:table-cell>
          <table:table-cell office:value-type="float" office:value="25232" table:style-name="ce11">
            <text:p>25,232</text:p>
          </table:table-cell>
          <table:table-cell office:value-type="float" office:value="23603" table:style-name="ce10">
            <text:p>23,6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47" table:style-name="ce52">
            <text:p>16,147</text:p>
          </table:table-cell>
          <table:table-cell office:value-type="float" office:value="43974" table:style-name="ce11">
            <text:p>43,974</text:p>
          </table:table-cell>
          <table:table-cell office:value-type="float" office:value="22783" table:style-name="ce11">
            <text:p>22,783</text:p>
          </table:table-cell>
          <table:table-cell office:value-type="float" office:value="21191" table:style-name="ce10">
            <text:p>21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04" table:style-name="ce52">
            <text:p>11,704</text:p>
          </table:table-cell>
          <table:table-cell office:value-type="float" office:value="34583" table:style-name="ce11">
            <text:p>34,583</text:p>
          </table:table-cell>
          <table:table-cell office:value-type="float" office:value="18400" table:style-name="ce11">
            <text:p>18,400</text:p>
          </table:table-cell>
          <table:table-cell office:value-type="float" office:value="16183" table:style-name="ce10">
            <text:p>16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46" table:style-name="ce52">
            <text:p>6,746</text:p>
          </table:table-cell>
          <table:table-cell office:value-type="float" office:value="18575" table:style-name="ce11">
            <text:p>18,575</text:p>
          </table:table-cell>
          <table:table-cell office:value-type="float" office:value="9866" table:style-name="ce11">
            <text:p>9,866</text:p>
          </table:table-cell>
          <table:table-cell office:value-type="float" office:value="8709" table:style-name="ce10">
            <text:p>8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37" table:style-name="ce52">
            <text:p>4,237</text:p>
          </table:table-cell>
          <table:table-cell office:value-type="float" office:value="11121" table:style-name="ce11">
            <text:p>11,121</text:p>
          </table:table-cell>
          <table:table-cell office:value-type="float" office:value="5981" table:style-name="ce11">
            <text:p>5,981</text:p>
          </table:table-cell>
          <table:table-cell office:value-type="float" office:value="5140" table:style-name="ce10">
            <text:p>5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2" table:style-name="ce52">
            <text:p>1,932</text:p>
          </table:table-cell>
          <table:table-cell office:value-type="float" office:value="4558" table:style-name="ce11">
            <text:p>4,558</text:p>
          </table:table-cell>
          <table:table-cell office:value-type="float" office:value="2329" table:style-name="ce11">
            <text:p>2,329</text:p>
          </table:table-cell>
          <table:table-cell office:value-type="float" office:value="2229" table:style-name="ce10">
            <text:p>2,22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474" table:style-name="ce18">
            <text:p>5,474</text:p>
          </table:table-cell>
          <table:table-cell office:value-type="float" office:value="2879" table:style-name="ce18">
            <text:p>2,879</text:p>
          </table:table-cell>
          <table:table-cell office:value-type="float" office:value="2595" table:style-name="ce17">
            <text:p>2,595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922" table:style-name="ce71">
            <text:p>291,922</text:p>
          </table:table-cell>
          <table:table-cell office:value-type="float" office:value="809765" table:style-name="ce79">
            <text:p>809,765</text:p>
          </table:table-cell>
          <table:table-cell office:value-type="float" office:value="412454" table:style-name="ce79">
            <text:p>412,454</text:p>
          </table:table-cell>
          <table:table-cell office:value-type="float" office:value="397311" table:style-name="ce73">
            <text:p>397,3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19" table:style-name="ce52">
            <text:p>75,219</text:p>
          </table:table-cell>
          <table:table-cell office:value-type="float" office:value="197049" table:style-name="ce11">
            <text:p>197,049</text:p>
          </table:table-cell>
          <table:table-cell office:value-type="float" office:value="96980" table:style-name="ce11">
            <text:p>96,980</text:p>
          </table:table-cell>
          <table:table-cell office:value-type="float" office:value="100069" table:style-name="ce10">
            <text:p>100,0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59" table:style-name="ce52">
            <text:p>20,259</text:p>
          </table:table-cell>
          <table:table-cell office:value-type="float" office:value="53874" table:style-name="ce11">
            <text:p>53,874</text:p>
          </table:table-cell>
          <table:table-cell office:value-type="float" office:value="26782" table:style-name="ce11">
            <text:p>26,782</text:p>
          </table:table-cell>
          <table:table-cell office:value-type="float" office:value="27092" table:style-name="ce10">
            <text:p>27,0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89" table:style-name="ce52">
            <text:p>17,189</text:p>
          </table:table-cell>
          <table:table-cell office:value-type="float" office:value="46699" table:style-name="ce11">
            <text:p>46,699</text:p>
          </table:table-cell>
          <table:table-cell office:value-type="float" office:value="23543" table:style-name="ce11">
            <text:p>23,543</text:p>
          </table:table-cell>
          <table:table-cell office:value-type="float" office:value="23156" table:style-name="ce10">
            <text:p>23,1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928" table:style-name="ce52">
            <text:p>11,928</text:p>
          </table:table-cell>
          <table:table-cell office:value-type="float" office:value="30320" table:style-name="ce11">
            <text:p>30,320</text:p>
          </table:table-cell>
          <table:table-cell office:value-type="float" office:value="15531" table:style-name="ce11">
            <text:p>15,531</text:p>
          </table:table-cell>
          <table:table-cell office:value-type="float" office:value="14789" table:style-name="ce10">
            <text:p>14,7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610" table:style-name="ce52">
            <text:p>15,610</text:p>
          </table:table-cell>
          <table:table-cell office:value-type="float" office:value="50018" table:style-name="ce11">
            <text:p>50,018</text:p>
          </table:table-cell>
          <table:table-cell office:value-type="float" office:value="25921" table:style-name="ce11">
            <text:p>25,921</text:p>
          </table:table-cell>
          <table:table-cell office:value-type="float" office:value="24097" table:style-name="ce10">
            <text:p>24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62" table:style-name="ce52">
            <text:p>10,362</text:p>
          </table:table-cell>
          <table:table-cell office:value-type="float" office:value="29371" table:style-name="ce11">
            <text:p>29,371</text:p>
          </table:table-cell>
          <table:table-cell office:value-type="float" office:value="15236" table:style-name="ce11">
            <text:p>15,236</text:p>
          </table:table-cell>
          <table:table-cell office:value-type="float" office:value="14135" table:style-name="ce10">
            <text:p>14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91" table:style-name="ce52">
            <text:p>3,891</text:p>
          </table:table-cell>
          <table:table-cell office:value-type="float" office:value="10736" table:style-name="ce11">
            <text:p>10,736</text:p>
          </table:table-cell>
          <table:table-cell office:value-type="float" office:value="5553" table:style-name="ce11">
            <text:p>5,553</text:p>
          </table:table-cell>
          <table:table-cell office:value-type="float" office:value="5183" table:style-name="ce10">
            <text:p>5,1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25" table:style-name="ce52">
            <text:p>7,325</text:p>
          </table:table-cell>
          <table:table-cell office:value-type="float" office:value="21830" table:style-name="ce11">
            <text:p>21,830</text:p>
          </table:table-cell>
          <table:table-cell office:value-type="float" office:value="11203" table:style-name="ce11">
            <text:p>11,203</text:p>
          </table:table-cell>
          <table:table-cell office:value-type="float" office:value="10627" table:style-name="ce10">
            <text:p>10,6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97" table:style-name="ce52">
            <text:p>8,297</text:p>
          </table:table-cell>
          <table:table-cell office:value-type="float" office:value="25669" table:style-name="ce11">
            <text:p>25,669</text:p>
          </table:table-cell>
          <table:table-cell office:value-type="float" office:value="13024" table:style-name="ce11">
            <text:p>13,024</text:p>
          </table:table-cell>
          <table:table-cell office:value-type="float" office:value="12645" table:style-name="ce10">
            <text:p>12,6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29" table:style-name="ce52">
            <text:p>7,929</text:p>
          </table:table-cell>
          <table:table-cell office:value-type="float" office:value="24877" table:style-name="ce11">
            <text:p>24,877</text:p>
          </table:table-cell>
          <table:table-cell office:value-type="float" office:value="12915" table:style-name="ce11">
            <text:p>12,915</text:p>
          </table:table-cell>
          <table:table-cell office:value-type="float" office:value="11962" table:style-name="ce10">
            <text:p>11,9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87" table:style-name="ce52">
            <text:p>9,187</text:p>
          </table:table-cell>
          <table:table-cell office:value-type="float" office:value="23644" table:style-name="ce11">
            <text:p>23,644</text:p>
          </table:table-cell>
          <table:table-cell office:value-type="float" office:value="12549" table:style-name="ce11">
            <text:p>12,549</text:p>
          </table:table-cell>
          <table:table-cell office:value-type="float" office:value="11095" table:style-name="ce10">
            <text:p>11,0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65" table:style-name="ce52">
            <text:p>6,565</text:p>
          </table:table-cell>
          <table:table-cell office:value-type="float" office:value="20085" table:style-name="ce11">
            <text:p>20,085</text:p>
          </table:table-cell>
          <table:table-cell office:value-type="float" office:value="10448" table:style-name="ce11">
            <text:p>10,448</text:p>
          </table:table-cell>
          <table:table-cell office:value-type="float" office:value="9637" table:style-name="ce10">
            <text:p>9,6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69" table:style-name="ce52">
            <text:p>19,069</text:p>
          </table:table-cell>
          <table:table-cell office:value-type="float" office:value="53045" table:style-name="ce11">
            <text:p>53,045</text:p>
          </table:table-cell>
          <table:table-cell office:value-type="float" office:value="27250" table:style-name="ce11">
            <text:p>27,250</text:p>
          </table:table-cell>
          <table:table-cell office:value-type="float" office:value="25795" table:style-name="ce10">
            <text:p>25,7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1" table:style-name="ce52">
            <text:p>5,661</text:p>
          </table:table-cell>
          <table:table-cell office:value-type="float" office:value="16458" table:style-name="ce11">
            <text:p>16,458</text:p>
          </table:table-cell>
          <table:table-cell office:value-type="float" office:value="8742" table:style-name="ce11">
            <text:p>8,742</text:p>
          </table:table-cell>
          <table:table-cell office:value-type="float" office:value="7716" table:style-name="ce10">
            <text:p>7,7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26" table:style-name="ce52">
            <text:p>3,426</text:p>
          </table:table-cell>
          <table:table-cell office:value-type="float" office:value="9496" table:style-name="ce11">
            <text:p>9,496</text:p>
          </table:table-cell>
          <table:table-cell office:value-type="float" office:value="5058" table:style-name="ce11">
            <text:p>5,058</text:p>
          </table:table-cell>
          <table:table-cell office:value-type="float" office:value="4438" table:style-name="ce10">
            <text:p>4,4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47" table:style-name="ce52">
            <text:p>8,647</text:p>
          </table:table-cell>
          <table:table-cell office:value-type="float" office:value="23572" table:style-name="ce11">
            <text:p>23,572</text:p>
          </table:table-cell>
          <table:table-cell office:value-type="float" office:value="12318" table:style-name="ce11">
            <text:p>12,318</text:p>
          </table:table-cell>
          <table:table-cell office:value-type="float" office:value="11254" table:style-name="ce10">
            <text:p>11,2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72" table:style-name="ce52">
            <text:p>11,872</text:p>
          </table:table-cell>
          <table:table-cell office:value-type="float" office:value="33725" table:style-name="ce11">
            <text:p>33,725</text:p>
          </table:table-cell>
          <table:table-cell office:value-type="float" office:value="17503" table:style-name="ce11">
            <text:p>17,503</text:p>
          </table:table-cell>
          <table:table-cell office:value-type="float" office:value="16222" table:style-name="ce10">
            <text:p>16,22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48" table:style-name="ce52">
            <text:p>4,548</text:p>
          </table:table-cell>
          <table:table-cell office:value-type="float" office:value="15296" table:style-name="ce11">
            <text:p>15,296</text:p>
          </table:table-cell>
          <table:table-cell office:value-type="float" office:value="7670" table:style-name="ce11">
            <text:p>7,670</text:p>
          </table:table-cell>
          <table:table-cell office:value-type="float" office:value="7626" table:style-name="ce10">
            <text:p>7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74" table:style-name="ce52">
            <text:p>6,674</text:p>
          </table:table-cell>
          <table:table-cell office:value-type="float" office:value="17143" table:style-name="ce11">
            <text:p>17,143</text:p>
          </table:table-cell>
          <table:table-cell office:value-type="float" office:value="8740" table:style-name="ce11">
            <text:p>8,740</text:p>
          </table:table-cell>
          <table:table-cell office:value-type="float" office:value="8403" table:style-name="ce10">
            <text:p>8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93" table:style-name="ce52">
            <text:p>3,793</text:p>
          </table:table-cell>
          <table:table-cell office:value-type="float" office:value="10315" table:style-name="ce11">
            <text:p>10,315</text:p>
          </table:table-cell>
          <table:table-cell office:value-type="float" office:value="5284" table:style-name="ce11">
            <text:p>5,284</text:p>
          </table:table-cell>
          <table:table-cell office:value-type="float" office:value="5031" table:style-name="ce10">
            <text:p>5,03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91" table:style-name="ce52">
            <text:p>6,991</text:p>
          </table:table-cell>
          <table:table-cell office:value-type="float" office:value="18538" table:style-name="ce11">
            <text:p>18,538</text:p>
          </table:table-cell>
          <table:table-cell office:value-type="float" office:value="9577" table:style-name="ce11">
            <text:p>9,577</text:p>
          </table:table-cell>
          <table:table-cell office:value-type="float" office:value="8961" table:style-name="ce10">
            <text:p>8,9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91" table:style-name="ce52">
            <text:p>4,691</text:p>
          </table:table-cell>
          <table:table-cell office:value-type="float" office:value="12143" table:style-name="ce11">
            <text:p>12,143</text:p>
          </table:table-cell>
          <table:table-cell office:value-type="float" office:value="6613" table:style-name="ce11">
            <text:p>6,613</text:p>
          </table:table-cell>
          <table:table-cell office:value-type="float" office:value="5530" table:style-name="ce10">
            <text:p>5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97" table:style-name="ce52">
            <text:p>3,497</text:p>
          </table:table-cell>
          <table:table-cell office:value-type="float" office:value="8230" table:style-name="ce11">
            <text:p>8,230</text:p>
          </table:table-cell>
          <table:table-cell office:value-type="float" office:value="4388" table:style-name="ce11">
            <text:p>4,388</text:p>
          </table:table-cell>
          <table:table-cell office:value-type="float" office:value="3842" table:style-name="ce10">
            <text:p>3,8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30" table:style-name="ce52">
            <text:p>3,030</text:p>
          </table:table-cell>
          <table:table-cell office:value-type="float" office:value="7419" table:style-name="ce11">
            <text:p>7,419</text:p>
          </table:table-cell>
          <table:table-cell office:value-type="float" office:value="4030" table:style-name="ce11">
            <text:p>4,030</text:p>
          </table:table-cell>
          <table:table-cell office:value-type="float" office:value="3389" table:style-name="ce10">
            <text:p>3,38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44" table:style-name="ce52">
            <text:p>2,044</text:p>
          </table:table-cell>
          <table:table-cell office:value-type="float" office:value="5168" table:style-name="ce11">
            <text:p>5,168</text:p>
          </table:table-cell>
          <table:table-cell office:value-type="float" office:value="2730" table:style-name="ce11">
            <text:p>2,730</text:p>
          </table:table-cell>
          <table:table-cell office:value-type="float" office:value="2438" table:style-name="ce10">
            <text:p>2,43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59" table:style-name="ce52">
            <text:p>2,359</text:p>
          </table:table-cell>
          <table:table-cell office:value-type="float" office:value="7709" table:style-name="ce11">
            <text:p>7,709</text:p>
          </table:table-cell>
          <table:table-cell office:value-type="float" office:value="3887" table:style-name="ce11">
            <text:p>3,887</text:p>
          </table:table-cell>
          <table:table-cell office:value-type="float" office:value="3822" table:style-name="ce10">
            <text:p>3,8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83" table:style-name="ce52">
            <text:p>1,083</text:p>
          </table:table-cell>
          <table:table-cell office:value-type="float" office:value="3237" table:style-name="ce11">
            <text:p>3,237</text:p>
          </table:table-cell>
          <table:table-cell office:value-type="float" office:value="1663" table:style-name="ce11">
            <text:p>1,663</text:p>
          </table:table-cell>
          <table:table-cell office:value-type="float" office:value="1574" table:style-name="ce10">
            <text:p>1,57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0" table:style-name="ce52">
            <text:p>2,080</text:p>
          </table:table-cell>
          <table:table-cell office:value-type="float" office:value="6750" table:style-name="ce11">
            <text:p>6,750</text:p>
          </table:table-cell>
          <table:table-cell office:value-type="float" office:value="3414" table:style-name="ce11">
            <text:p>3,414</text:p>
          </table:table-cell>
          <table:table-cell office:value-type="float" office:value="3336" table:style-name="ce10">
            <text:p>3,3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6" table:style-name="ce52">
            <text:p>1,416</text:p>
          </table:table-cell>
          <table:table-cell office:value-type="float" office:value="5346" table:style-name="ce11">
            <text:p>5,346</text:p>
          </table:table-cell>
          <table:table-cell office:value-type="float" office:value="2791" table:style-name="ce11">
            <text:p>2,791</text:p>
          </table:table-cell>
          <table:table-cell office:value-type="float" office:value="2555" table:style-name="ce10">
            <text:p>2,5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62" table:style-name="ce52">
            <text:p>2,262</text:p>
          </table:table-cell>
          <table:table-cell office:value-type="float" office:value="7411" table:style-name="ce11">
            <text:p>7,411</text:p>
          </table:table-cell>
          <table:table-cell office:value-type="float" office:value="3700" table:style-name="ce11">
            <text:p>3,700</text:p>
          </table:table-cell>
          <table:table-cell office:value-type="float" office:value="3711" table:style-name="ce10">
            <text:p>3,7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4" table:style-name="ce52">
            <text:p>1,434</text:p>
          </table:table-cell>
          <table:table-cell office:value-type="float" office:value="4930" table:style-name="ce11">
            <text:p>4,930</text:p>
          </table:table-cell>
          <table:table-cell office:value-type="float" office:value="2510" table:style-name="ce11">
            <text:p>2,510</text:p>
          </table:table-cell>
          <table:table-cell office:value-type="float" office:value="2420" table:style-name="ce10">
            <text:p>2,4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10" table:style-name="ce52">
            <text:p>1,610</text:p>
          </table:table-cell>
          <table:table-cell office:value-type="float" office:value="4817" table:style-name="ce11">
            <text:p>4,817</text:p>
          </table:table-cell>
          <table:table-cell office:value-type="float" office:value="2476" table:style-name="ce11">
            <text:p>2,476</text:p>
          </table:table-cell>
          <table:table-cell office:value-type="float" office:value="2341" table:style-name="ce10">
            <text:p>2,34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74" table:style-name="ce53">
            <text:p>1,974</text:p>
          </table:table-cell>
          <table:table-cell office:value-type="float" office:value="4845" table:style-name="ce18">
            <text:p>4,845</text:p>
          </table:table-cell>
          <table:table-cell office:value-type="float" office:value="2425" table:style-name="ce18">
            <text:p>2,425</text:p>
          </table:table-cell>
          <table:table-cell office:value-type="float" office:value="2420" table:style-name="ce17">
            <text:p>2,420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731" table:style-name="ce71">
            <text:p>83,731</text:p>
          </table:table-cell>
          <table:table-cell office:value-type="float" office:value="214599" table:style-name="ce79">
            <text:p>214,599</text:p>
          </table:table-cell>
          <table:table-cell office:value-type="float" office:value="110225" table:style-name="ce79">
            <text:p>110,225</text:p>
          </table:table-cell>
          <table:table-cell office:value-type="float" office:value="104374" table:style-name="ce73">
            <text:p>104,3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366" table:style-name="ce52">
            <text:p>40,366</text:p>
          </table:table-cell>
          <table:table-cell office:value-type="float" office:value="104577" table:style-name="ce11">
            <text:p>104,577</text:p>
          </table:table-cell>
          <table:table-cell office:value-type="float" office:value="52089" table:style-name="ce11">
            <text:p>52,089</text:p>
          </table:table-cell>
          <table:table-cell office:value-type="float" office:value="52488" table:style-name="ce10">
            <text:p>52,4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3" table:style-name="ce52">
            <text:p>5,343</text:p>
          </table:table-cell>
          <table:table-cell office:value-type="float" office:value="13439" table:style-name="ce11">
            <text:p>13,439</text:p>
          </table:table-cell>
          <table:table-cell office:value-type="float" office:value="7070" table:style-name="ce11">
            <text:p>7,070</text:p>
          </table:table-cell>
          <table:table-cell office:value-type="float" office:value="6369" table:style-name="ce10">
            <text:p>6,3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11" table:style-name="ce52">
            <text:p>3,211</text:p>
          </table:table-cell>
          <table:table-cell office:value-type="float" office:value="8372" table:style-name="ce11">
            <text:p>8,372</text:p>
          </table:table-cell>
          <table:table-cell office:value-type="float" office:value="4328" table:style-name="ce11">
            <text:p>4,328</text:p>
          </table:table-cell>
          <table:table-cell office:value-type="float" office:value="4044" table:style-name="ce10">
            <text:p>4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64" table:style-name="ce52">
            <text:p>6,864</text:p>
          </table:table-cell>
          <table:table-cell office:value-type="float" office:value="16917" table:style-name="ce11">
            <text:p>16,917</text:p>
          </table:table-cell>
          <table:table-cell office:value-type="float" office:value="8903" table:style-name="ce11">
            <text:p>8,903</text:p>
          </table:table-cell>
          <table:table-cell office:value-type="float" office:value="8014" table:style-name="ce10">
            <text:p>8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61" table:style-name="ce52">
            <text:p>2,461</text:p>
          </table:table-cell>
          <table:table-cell office:value-type="float" office:value="5679" table:style-name="ce11">
            <text:p>5,679</text:p>
          </table:table-cell>
          <table:table-cell office:value-type="float" office:value="2967" table:style-name="ce11">
            <text:p>2,967</text:p>
          </table:table-cell>
          <table:table-cell office:value-type="float" office:value="2712" table:style-name="ce10">
            <text:p>2,7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12" table:style-name="ce52">
            <text:p>4,812</text:p>
          </table:table-cell>
          <table:table-cell office:value-type="float" office:value="10864" table:style-name="ce11">
            <text:p>10,864</text:p>
          </table:table-cell>
          <table:table-cell office:value-type="float" office:value="5770" table:style-name="ce11">
            <text:p>5,770</text:p>
          </table:table-cell>
          <table:table-cell office:value-type="float" office:value="5094" table:style-name="ce10">
            <text:p>5,0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05" table:style-name="ce52">
            <text:p>3,705</text:p>
          </table:table-cell>
          <table:table-cell office:value-type="float" office:value="8155" table:style-name="ce11">
            <text:p>8,155</text:p>
          </table:table-cell>
          <table:table-cell office:value-type="float" office:value="4496" table:style-name="ce11">
            <text:p>4,496</text:p>
          </table:table-cell>
          <table:table-cell office:value-type="float" office:value="3659" table:style-name="ce10">
            <text:p>3,6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8" table:style-name="ce52">
            <text:p>2,898</text:p>
          </table:table-cell>
          <table:table-cell office:value-type="float" office:value="6870" table:style-name="ce11">
            <text:p>6,870</text:p>
          </table:table-cell>
          <table:table-cell office:value-type="float" office:value="3871" table:style-name="ce11">
            <text:p>3,871</text:p>
          </table:table-cell>
          <table:table-cell office:value-type="float" office:value="2999" table:style-name="ce10">
            <text:p>2,9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17" table:style-name="ce52">
            <text:p>3,017</text:p>
          </table:table-cell>
          <table:table-cell office:value-type="float" office:value="7556" table:style-name="ce11">
            <text:p>7,556</text:p>
          </table:table-cell>
          <table:table-cell office:value-type="float" office:value="3990" table:style-name="ce11">
            <text:p>3,990</text:p>
          </table:table-cell>
          <table:table-cell office:value-type="float" office:value="3566" table:style-name="ce10">
            <text:p>3,56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78" table:style-name="ce52">
            <text:p>3,178</text:p>
          </table:table-cell>
          <table:table-cell office:value-type="float" office:value="8054" table:style-name="ce11">
            <text:p>8,054</text:p>
          </table:table-cell>
          <table:table-cell office:value-type="float" office:value="4150" table:style-name="ce11">
            <text:p>4,150</text:p>
          </table:table-cell>
          <table:table-cell office:value-type="float" office:value="3904" table:style-name="ce10">
            <text:p>3,9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9" table:style-name="ce52">
            <text:p>1,179</text:p>
          </table:table-cell>
          <table:table-cell office:value-type="float" office:value="4085" table:style-name="ce11">
            <text:p>4,085</text:p>
          </table:table-cell>
          <table:table-cell office:value-type="float" office:value="2180" table:style-name="ce11">
            <text:p>2,180</text:p>
          </table:table-cell>
          <table:table-cell office:value-type="float" office:value="1905" table:style-name="ce10">
            <text:p>1,9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6" table:style-name="ce52">
            <text:p>1,066</text:p>
          </table:table-cell>
          <table:table-cell office:value-type="float" office:value="3554" table:style-name="ce11">
            <text:p>3,554</text:p>
          </table:table-cell>
          <table:table-cell office:value-type="float" office:value="1895" table:style-name="ce11">
            <text:p>1,895</text:p>
          </table:table-cell>
          <table:table-cell office:value-type="float" office:value="1659" table:style-name="ce10">
            <text:p>1,65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8" table:style-name="ce52">
            <text:p>1,088</text:p>
          </table:table-cell>
          <table:table-cell office:value-type="float" office:value="4128" table:style-name="ce11">
            <text:p>4,128</text:p>
          </table:table-cell>
          <table:table-cell office:value-type="float" office:value="2183" table:style-name="ce11">
            <text:p>2,183</text:p>
          </table:table-cell>
          <table:table-cell office:value-type="float" office:value="1945" table:style-name="ce10">
            <text:p>1,94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18" table:style-name="ce52">
            <text:p>1,418</text:p>
          </table:table-cell>
          <table:table-cell office:value-type="float" office:value="3467" table:style-name="ce11">
            <text:p>3,467</text:p>
          </table:table-cell>
          <table:table-cell office:value-type="float" office:value="1873" table:style-name="ce11">
            <text:p>1,873</text:p>
          </table:table-cell>
          <table:table-cell office:value-type="float" office:value="1594" table:style-name="ce10">
            <text:p>1,59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81" table:style-name="ce52">
            <text:p>1,181</text:p>
          </table:table-cell>
          <table:table-cell office:value-type="float" office:value="3675" table:style-name="ce11">
            <text:p>3,675</text:p>
          </table:table-cell>
          <table:table-cell office:value-type="float" office:value="1849" table:style-name="ce11">
            <text:p>1,849</text:p>
          </table:table-cell>
          <table:table-cell office:value-type="float" office:value="1826" table:style-name="ce10">
            <text:p>1,82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44" table:style-name="ce53">
            <text:p>1,944</text:p>
          </table:table-cell>
          <table:table-cell office:value-type="float" office:value="5207" table:style-name="ce18">
            <text:p>5,207</text:p>
          </table:table-cell>
          <table:table-cell office:value-type="float" office:value="2611" table:style-name="ce18">
            <text:p>2,611</text:p>
          </table:table-cell>
          <table:table-cell office:value-type="float" office:value="2596" table:style-name="ce17">
            <text:p>2,596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520" table:style-name="ce71">
            <text:p>127,520</text:p>
          </table:table-cell>
          <table:table-cell office:value-type="float" office:value="323441" table:style-name="ce79">
            <text:p>323,441</text:p>
          </table:table-cell>
          <table:table-cell office:value-type="float" office:value="163522" table:style-name="ce79">
            <text:p>163,522</text:p>
          </table:table-cell>
          <table:table-cell office:value-type="float" office:value="159919" table:style-name="ce73">
            <text:p>159,9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827" table:style-name="ce52">
            <text:p>41,827</text:p>
          </table:table-cell>
          <table:table-cell office:value-type="float" office:value="102205" table:style-name="ce11">
            <text:p>102,205</text:p>
          </table:table-cell>
          <table:table-cell office:value-type="float" office:value="49077" table:style-name="ce11">
            <text:p>49,077</text:p>
          </table:table-cell>
          <table:table-cell office:value-type="float" office:value="53128" table:style-name="ce10">
            <text:p>53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393" table:style-name="ce52">
            <text:p>4,393</text:p>
          </table:table-cell>
          <table:table-cell office:value-type="float" office:value="10796" table:style-name="ce11">
            <text:p>10,796</text:p>
          </table:table-cell>
          <table:table-cell office:value-type="float" office:value="5595" table:style-name="ce11">
            <text:p>5,595</text:p>
          </table:table-cell>
          <table:table-cell office:value-type="float" office:value="5201" table:style-name="ce10">
            <text:p>5,2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4" table:style-name="ce52">
            <text:p>8,914</text:p>
          </table:table-cell>
          <table:table-cell office:value-type="float" office:value="23232" table:style-name="ce11">
            <text:p>23,232</text:p>
          </table:table-cell>
          <table:table-cell office:value-type="float" office:value="12295" table:style-name="ce11">
            <text:p>12,295</text:p>
          </table:table-cell>
          <table:table-cell office:value-type="float" office:value="10937" table:style-name="ce10">
            <text:p>10,9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60" table:style-name="ce52">
            <text:p>7,860</text:p>
          </table:table-cell>
          <table:table-cell office:value-type="float" office:value="20013" table:style-name="ce11">
            <text:p>20,013</text:p>
          </table:table-cell>
          <table:table-cell office:value-type="float" office:value="10180" table:style-name="ce11">
            <text:p>10,180</text:p>
          </table:table-cell>
          <table:table-cell office:value-type="float" office:value="9833" table:style-name="ce10">
            <text:p>9,83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886" table:style-name="ce52">
            <text:p>32,886</text:p>
          </table:table-cell>
          <table:table-cell office:value-type="float" office:value="83434" table:style-name="ce11">
            <text:p>83,434</text:p>
          </table:table-cell>
          <table:table-cell office:value-type="float" office:value="41774" table:style-name="ce11">
            <text:p>41,774</text:p>
          </table:table-cell>
          <table:table-cell office:value-type="float" office:value="41660" table:style-name="ce10">
            <text:p>41,6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56" table:style-name="ce52">
            <text:p>7,356</text:p>
          </table:table-cell>
          <table:table-cell office:value-type="float" office:value="17467" table:style-name="ce11">
            <text:p>17,467</text:p>
          </table:table-cell>
          <table:table-cell office:value-type="float" office:value="9292" table:style-name="ce11">
            <text:p>9,292</text:p>
          </table:table-cell>
          <table:table-cell office:value-type="float" office:value="8175" table:style-name="ce10">
            <text:p>8,1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84" table:style-name="ce52">
            <text:p>4,984</text:p>
          </table:table-cell>
          <table:table-cell office:value-type="float" office:value="12318" table:style-name="ce11">
            <text:p>12,318</text:p>
          </table:table-cell>
          <table:table-cell office:value-type="float" office:value="6558" table:style-name="ce11">
            <text:p>6,558</text:p>
          </table:table-cell>
          <table:table-cell office:value-type="float" office:value="5760" table:style-name="ce10">
            <text:p>5,7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3" table:style-name="ce52">
            <text:p>1,683</text:p>
          </table:table-cell>
          <table:table-cell office:value-type="float" office:value="4360" table:style-name="ce11">
            <text:p>4,360</text:p>
          </table:table-cell>
          <table:table-cell office:value-type="float" office:value="2444" table:style-name="ce11">
            <text:p>2,444</text:p>
          </table:table-cell>
          <table:table-cell office:value-type="float" office:value="1916" table:style-name="ce10">
            <text:p>1,9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98" table:style-name="ce52">
            <text:p>4,798</text:p>
          </table:table-cell>
          <table:table-cell office:value-type="float" office:value="11276" table:style-name="ce11">
            <text:p>11,276</text:p>
          </table:table-cell>
          <table:table-cell office:value-type="float" office:value="6042" table:style-name="ce11">
            <text:p>6,042</text:p>
          </table:table-cell>
          <table:table-cell office:value-type="float" office:value="5234" table:style-name="ce10">
            <text:p>5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1" table:style-name="ce52">
            <text:p>4,051</text:p>
          </table:table-cell>
          <table:table-cell office:value-type="float" office:value="9945" table:style-name="ce11">
            <text:p>9,945</text:p>
          </table:table-cell>
          <table:table-cell office:value-type="float" office:value="5397" table:style-name="ce11">
            <text:p>5,397</text:p>
          </table:table-cell>
          <table:table-cell office:value-type="float" office:value="4548" table:style-name="ce10">
            <text:p>4,54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45" table:style-name="ce52">
            <text:p>4,945</text:p>
          </table:table-cell>
          <table:table-cell office:value-type="float" office:value="16186" table:style-name="ce11">
            <text:p>16,186</text:p>
          </table:table-cell>
          <table:table-cell office:value-type="float" office:value="8310" table:style-name="ce11">
            <text:p>8,310</text:p>
          </table:table-cell>
          <table:table-cell office:value-type="float" office:value="7876" table:style-name="ce10">
            <text:p>7,8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19" table:style-name="ce52">
            <text:p>2,119</text:p>
          </table:table-cell>
          <table:table-cell office:value-type="float" office:value="6204" table:style-name="ce11">
            <text:p>6,204</text:p>
          </table:table-cell>
          <table:table-cell office:value-type="float" office:value="3273" table:style-name="ce11">
            <text:p>3,273</text:p>
          </table:table-cell>
          <table:table-cell office:value-type="float" office:value="2931" table:style-name="ce10">
            <text:p>2,93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4" table:style-name="ce53">
            <text:p>1,704</text:p>
          </table:table-cell>
          <table:table-cell office:value-type="float" office:value="6005" table:style-name="ce18">
            <text:p>6,005</text:p>
          </table:table-cell>
          <table:table-cell office:value-type="float" office:value="3285" table:style-name="ce18">
            <text:p>3,285</text:p>
          </table:table-cell>
          <table:table-cell office:value-type="float" office:value="2720" table:style-name="ce17">
            <text:p>2,720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2063" table:style-name="ce71">
            <text:p>42,063</text:p>
          </table:table-cell>
          <table:table-cell office:value-type="float" office:value="105905" table:style-name="ce79">
            <text:p>105,905</text:p>
          </table:table-cell>
          <table:table-cell office:value-type="float" office:value="54464" table:style-name="ce79">
            <text:p>54,464</text:p>
          </table:table-cell>
          <table:table-cell office:value-type="float" office:value="51441" table:style-name="ce73">
            <text:p>51,4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87" table:style-name="ce52">
            <text:p>25,787</text:p>
          </table:table-cell>
          <table:table-cell office:value-type="float" office:value="63238" table:style-name="ce11">
            <text:p>63,238</text:p>
          </table:table-cell>
          <table:table-cell office:value-type="float" office:value="32140" table:style-name="ce11">
            <text:p>32,140</text:p>
          </table:table-cell>
          <table:table-cell office:value-type="float" office:value="31098" table:style-name="ce10">
            <text:p>31,0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095" table:style-name="ce52">
            <text:p>6,095</text:p>
          </table:table-cell>
          <table:table-cell office:value-type="float" office:value="15212" table:style-name="ce11">
            <text:p>15,212</text:p>
          </table:table-cell>
          <table:table-cell office:value-type="float" office:value="8052" table:style-name="ce11">
            <text:p>8,052</text:p>
          </table:table-cell>
          <table:table-cell office:value-type="float" office:value="7160" table:style-name="ce10">
            <text:p>7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61" table:style-name="ce52">
            <text:p>3,561</text:p>
          </table:table-cell>
          <table:table-cell office:value-type="float" office:value="9877" table:style-name="ce11">
            <text:p>9,877</text:p>
          </table:table-cell>
          <table:table-cell office:value-type="float" office:value="5092" table:style-name="ce11">
            <text:p>5,092</text:p>
          </table:table-cell>
          <table:table-cell office:value-type="float" office:value="4785" table:style-name="ce10">
            <text:p>4,7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78" table:style-name="ce52">
            <text:p>3,078</text:p>
          </table:table-cell>
          <table:table-cell office:value-type="float" office:value="8311" table:style-name="ce11">
            <text:p>8,311</text:p>
          </table:table-cell>
          <table:table-cell office:value-type="float" office:value="4273" table:style-name="ce11">
            <text:p>4,273</text:p>
          </table:table-cell>
          <table:table-cell office:value-type="float" office:value="4038" table:style-name="ce10">
            <text:p>4,0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81" table:style-name="ce52">
            <text:p>2,081</text:p>
          </table:table-cell>
          <table:table-cell office:value-type="float" office:value="5400" table:style-name="ce11">
            <text:p>5,400</text:p>
          </table:table-cell>
          <table:table-cell office:value-type="float" office:value="2928" table:style-name="ce11">
            <text:p>2,928</text:p>
          </table:table-cell>
          <table:table-cell office:value-type="float" office:value="2472" table:style-name="ce10">
            <text:p>2,47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61" table:style-name="ce53">
            <text:p>1,461</text:p>
          </table:table-cell>
          <table:table-cell office:value-type="float" office:value="3867" table:style-name="ce18">
            <text:p>3,867</text:p>
          </table:table-cell>
          <table:table-cell office:value-type="float" office:value="1979" table:style-name="ce18">
            <text:p>1,979</text:p>
          </table:table-cell>
          <table:table-cell office:value-type="float" office:value="1888" table:style-name="ce17">
            <text:p>1,888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0年04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765" table:style-name="ce71">
            <text:p>155,765</text:p>
          </table:table-cell>
          <table:table-cell office:value-type="float" office:value="367088" table:style-name="ce79">
            <text:p>367,088</text:p>
          </table:table-cell>
          <table:table-cell office:value-type="float" office:value="183039" table:style-name="ce79">
            <text:p>183,039</text:p>
          </table:table-cell>
          <table:table-cell office:value-type="float" office:value="184049" table:style-name="ce73">
            <text:p>184,04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77" table:style-name="ce52">
            <text:p>22,877</text:p>
          </table:table-cell>
          <table:table-cell office:value-type="float" office:value="51073" table:style-name="ce11">
            <text:p>51,073</text:p>
          </table:table-cell>
          <table:table-cell office:value-type="float" office:value="25944" table:style-name="ce11">
            <text:p>25,944</text:p>
          </table:table-cell>
          <table:table-cell office:value-type="float" office:value="25129" table:style-name="ce10">
            <text:p>25,129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924" table:style-name="ce52">
            <text:p>21,924</text:p>
          </table:table-cell>
          <table:table-cell office:value-type="float" office:value="53639" table:style-name="ce11">
            <text:p>53,639</text:p>
          </table:table-cell>
          <table:table-cell office:value-type="float" office:value="26818" table:style-name="ce11">
            <text:p>26,818</text:p>
          </table:table-cell>
          <table:table-cell office:value-type="float" office:value="26821" table:style-name="ce10">
            <text:p>26,82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89" table:style-name="ce52">
            <text:p>16,089</text:p>
          </table:table-cell>
          <table:table-cell office:value-type="float" office:value="38549" table:style-name="ce11">
            <text:p>38,549</text:p>
          </table:table-cell>
          <table:table-cell office:value-type="float" office:value="19269" table:style-name="ce11">
            <text:p>19,269</text:p>
          </table:table-cell>
          <table:table-cell office:value-type="float" office:value="19280" table:style-name="ce10">
            <text:p>19,28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8985" table:style-name="ce52">
            <text:p>18,985</text:p>
          </table:table-cell>
          <table:table-cell office:value-type="float" office:value="42675" table:style-name="ce11">
            <text:p>42,675</text:p>
          </table:table-cell>
          <table:table-cell office:value-type="float" office:value="21027" table:style-name="ce11">
            <text:p>21,027</text:p>
          </table:table-cell>
          <table:table-cell office:value-type="float" office:value="21648" table:style-name="ce10">
            <text:p>21,648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25" table:style-name="ce52">
            <text:p>19,225</text:p>
          </table:table-cell>
          <table:table-cell office:value-type="float" office:value="46249" table:style-name="ce11">
            <text:p>46,249</text:p>
          </table:table-cell>
          <table:table-cell office:value-type="float" office:value="23435" table:style-name="ce11">
            <text:p>23,435</text:p>
          </table:table-cell>
          <table:table-cell office:value-type="float" office:value="22814" table:style-name="ce10">
            <text:p>22,814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68" table:style-name="ce52">
            <text:p>34,068</text:p>
          </table:table-cell>
          <table:table-cell office:value-type="float" office:value="81733" table:style-name="ce11">
            <text:p>81,733</text:p>
          </table:table-cell>
          <table:table-cell office:value-type="float" office:value="40431" table:style-name="ce11">
            <text:p>40,431</text:p>
          </table:table-cell>
          <table:table-cell office:value-type="float" office:value="41302" table:style-name="ce10">
            <text:p>41,302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597" table:style-name="ce53">
            <text:p>22,597</text:p>
          </table:table-cell>
          <table:table-cell office:value-type="float" office:value="53170" table:style-name="ce18">
            <text:p>53,170</text:p>
          </table:table-cell>
          <table:table-cell office:value-type="float" office:value="26115" table:style-name="ce18">
            <text:p>26,115</text:p>
          </table:table-cell>
          <table:table-cell office:value-type="float" office:value="27055" table:style-name="ce17">
            <text:p>27,055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2034" table:style-name="ce71">
            <text:p>172,034</text:p>
          </table:table-cell>
          <table:table-cell office:value-type="float" office:value="452229" table:style-name="ce79">
            <text:p>452,229</text:p>
          </table:table-cell>
          <table:table-cell office:value-type="float" office:value="223192" table:style-name="ce79">
            <text:p>223,192</text:p>
          </table:table-cell>
          <table:table-cell office:value-type="float" office:value="229037" table:style-name="ce73">
            <text:p>229,0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4222" table:style-name="ce52">
            <text:p>84,222</text:p>
          </table:table-cell>
          <table:table-cell office:value-type="float" office:value="221025" table:style-name="ce11">
            <text:p>221,025</text:p>
          </table:table-cell>
          <table:table-cell office:value-type="float" office:value="108857" table:style-name="ce11">
            <text:p>108,857</text:p>
          </table:table-cell>
          <table:table-cell office:value-type="float" office:value="112168" table:style-name="ce10">
            <text:p>112,16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9224" table:style-name="ce52">
            <text:p>59,224</text:p>
          </table:table-cell>
          <table:table-cell office:value-type="float" office:value="152502" table:style-name="ce11">
            <text:p>152,502</text:p>
          </table:table-cell>
          <table:table-cell office:value-type="float" office:value="74346" table:style-name="ce11">
            <text:p>74,346</text:p>
          </table:table-cell>
          <table:table-cell office:value-type="float" office:value="78156" table:style-name="ce10">
            <text:p>78,15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588" table:style-name="ce53">
            <text:p>28,588</text:p>
          </table:table-cell>
          <table:table-cell office:value-type="float" office:value="78702" table:style-name="ce18">
            <text:p>78,702</text:p>
          </table:table-cell>
          <table:table-cell office:value-type="float" office:value="39989" table:style-name="ce18">
            <text:p>39,989</text:p>
          </table:table-cell>
          <table:table-cell office:value-type="float" office:value="38713" table:style-name="ce17">
            <text:p>38,713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294" table:style-name="ce71">
            <text:p>101,294</text:p>
          </table:table-cell>
          <table:table-cell office:value-type="float" office:value="265416" table:style-name="ce79">
            <text:p>265,416</text:p>
          </table:table-cell>
          <table:table-cell office:value-type="float" office:value="128300" table:style-name="ce79">
            <text:p>128,300</text:p>
          </table:table-cell>
          <table:table-cell office:value-type="float" office:value="137116" table:style-name="ce73">
            <text:p>137,11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14" table:style-name="ce52">
            <text:p>45,914</text:p>
          </table:table-cell>
          <table:table-cell office:value-type="float" office:value="119431" table:style-name="ce11">
            <text:p>119,431</text:p>
          </table:table-cell>
          <table:table-cell office:value-type="float" office:value="57162" table:style-name="ce11">
            <text:p>57,162</text:p>
          </table:table-cell>
          <table:table-cell office:value-type="float" office:value="62269" table:style-name="ce10">
            <text:p>62,26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380" table:style-name="ce53">
            <text:p>55,380</text:p>
          </table:table-cell>
          <table:table-cell office:value-type="float" office:value="145985" table:style-name="ce18">
            <text:p>145,985</text:p>
          </table:table-cell>
          <table:table-cell office:value-type="float" office:value="71138" table:style-name="ce18">
            <text:p>71,138</text:p>
          </table:table-cell>
          <table:table-cell office:value-type="float" office:value="74847" table:style-name="ce17">
            <text:p>74,84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882" table:style-name="ce71">
            <text:p>41,882</text:p>
          </table:table-cell>
          <table:table-cell office:value-type="float" office:value="140325" table:style-name="ce79">
            <text:p>140,325</text:p>
          </table:table-cell>
          <table:table-cell office:value-type="float" office:value="70021" table:style-name="ce79">
            <text:p>70,021</text:p>
          </table:table-cell>
          <table:table-cell office:value-type="float" office:value="70304" table:style-name="ce73">
            <text:p>70,3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48" table:style-name="ce52">
            <text:p>13,148</text:p>
          </table:table-cell>
          <table:table-cell office:value-type="float" office:value="42827" table:style-name="ce11">
            <text:p>42,827</text:p>
          </table:table-cell>
          <table:table-cell office:value-type="float" office:value="21344" table:style-name="ce11">
            <text:p>21,344</text:p>
          </table:table-cell>
          <table:table-cell office:value-type="float" office:value="21483" table:style-name="ce10">
            <text:p>21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410" table:style-name="ce52">
            <text:p>9,410</text:p>
          </table:table-cell>
          <table:table-cell office:value-type="float" office:value="30357" table:style-name="ce11">
            <text:p>30,357</text:p>
          </table:table-cell>
          <table:table-cell office:value-type="float" office:value="15209" table:style-name="ce11">
            <text:p>15,209</text:p>
          </table:table-cell>
          <table:table-cell office:value-type="float" office:value="15148" table:style-name="ce10">
            <text:p>15,1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75" table:style-name="ce52">
            <text:p>6,475</text:p>
          </table:table-cell>
          <table:table-cell office:value-type="float" office:value="20679" table:style-name="ce11">
            <text:p>20,679</text:p>
          </table:table-cell>
          <table:table-cell office:value-type="float" office:value="10189" table:style-name="ce11">
            <text:p>10,189</text:p>
          </table:table-cell>
          <table:table-cell office:value-type="float" office:value="10490" table:style-name="ce10">
            <text:p>10,49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475" table:style-name="ce52">
            <text:p>9,475</text:p>
          </table:table-cell>
          <table:table-cell office:value-type="float" office:value="33136" table:style-name="ce11">
            <text:p>33,136</text:p>
          </table:table-cell>
          <table:table-cell office:value-type="float" office:value="16644" table:style-name="ce11">
            <text:p>16,644</text:p>
          </table:table-cell>
          <table:table-cell office:value-type="float" office:value="16492" table:style-name="ce10">
            <text:p>16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41" table:style-name="ce52">
            <text:p>3,241</text:p>
          </table:table-cell>
          <table:table-cell office:value-type="float" office:value="12661" table:style-name="ce11">
            <text:p>12,661</text:p>
          </table:table-cell>
          <table:table-cell office:value-type="float" office:value="6294" table:style-name="ce11">
            <text:p>6,294</text:p>
          </table:table-cell>
          <table:table-cell office:value-type="float" office:value="6367" table:style-name="ce10">
            <text:p>6,367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3">
            <text:p>133</text:p>
          </table:table-cell>
          <table:table-cell office:value-type="float" office:value="665" table:style-name="ce18">
            <text:p>665</text:p>
          </table:table-cell>
          <table:table-cell office:value-type="float" office:value="341" table:style-name="ce18">
            <text:p>341</text:p>
          </table:table-cell>
          <table:table-cell office:value-type="float" office:value="324" table:style-name="ce17">
            <text:p>324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04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444" table:style-name="ce71">
            <text:p>3,444</text:p>
          </table:table-cell>
          <table:table-cell office:value-type="float" office:value="13403" table:style-name="ce79">
            <text:p>13,403</text:p>
          </table:table-cell>
          <table:table-cell office:value-type="float" office:value="7753" table:style-name="ce79">
            <text:p>7,753</text:p>
          </table:table-cell>
          <table:table-cell office:value-type="float" office:value="5650" table:style-name="ce73">
            <text:p>5,6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49" table:style-name="ce52">
            <text:p>1,949</text:p>
          </table:table-cell>
          <table:table-cell office:value-type="float" office:value="7659" table:style-name="ce11">
            <text:p>7,659</text:p>
          </table:table-cell>
          <table:table-cell office:value-type="float" office:value="4323" table:style-name="ce11">
            <text:p>4,323</text:p>
          </table:table-cell>
          <table:table-cell office:value-type="float" office:value="3336" table:style-name="ce10">
            <text:p>3,3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819" table:style-name="ce52">
            <text:p>819</text:p>
          </table:table-cell>
          <table:table-cell office:value-type="float" office:value="2792" table:style-name="ce11">
            <text:p>2,792</text:p>
          </table:table-cell>
          <table:table-cell office:value-type="float" office:value="1610" table:style-name="ce11">
            <text:p>1,610</text:p>
          </table:table-cell>
          <table:table-cell office:value-type="float" office:value="1182" table:style-name="ce10">
            <text:p>1,1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21" table:style-name="ce52">
            <text:p>321</text:p>
          </table:table-cell>
          <table:table-cell office:value-type="float" office:value="1490" table:style-name="ce11">
            <text:p>1,490</text:p>
          </table:table-cell>
          <table:table-cell office:value-type="float" office:value="928" table:style-name="ce11">
            <text:p>928</text:p>
          </table:table-cell>
          <table:table-cell office:value-type="float" office:value="562" table:style-name="ce10">
            <text:p>56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5" table:style-name="ce53">
            <text:p>355</text:p>
          </table:table-cell>
          <table:table-cell office:value-type="float" office:value="1462" table:style-name="ce18">
            <text:p>1,462</text:p>
          </table:table-cell>
          <table:table-cell office:value-type="float" office:value="892" table:style-name="ce18">
            <text:p>892</text:p>
          </table:table-cell>
          <table:table-cell office:value-type="float" office:value="570" table:style-name="ce17">
            <text:p>570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3</meta:generator>
    <meta:initial-creator>user</meta:initial-creator>
    <dc:creator>盧怡婷</dc:creator>
    <meta:creation-date>1998-03-06T04:37:15Z</meta:creation-date>
    <dc:date>2021-05-05T08:21:32Z</dc:date>
    <meta:print-date>2020-06-02T06:30:47Z</meta:print-date>
  </office:meta>
</office:document-meta>
</file>